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7cm" svg:height="8.975cm" svg:x="21.015cm" svg:y="139.756cm">
            <draw:object draw:notify-on-update-of-ranges="Sheet1.B7:Sheet1.B307 Sheet1.G7:Sheet1.G307 Sheet1.L7:Sheet1.L307 Sheet1.Q7:Sheet1.Q3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l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res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res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res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res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ep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ep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ep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nibatch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minibatch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minibatch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minibatch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minibatch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4.95" calcext:value-type="float">
            <text:p>-4.95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4.58" calcext:value-type="float">
            <text:p>-4.58</text:p>
          </table:table-cell>
          <table:table-cell office:value-type="float" office:value="2.62" calcext:value-type="float">
            <text:p>2.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5.31" calcext:value-type="float">
            <text:p>-5.31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5.75" calcext:value-type="float">
            <text:p>-5.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4.84" calcext:value-type="float">
            <text:p>-4.84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3.18" calcext:value-type="float">
            <text:p>-3.1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4.33" calcext:value-type="float">
            <text:p>-4.3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4.07" calcext:value-type="float">
            <text:p>-4.0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4.29" calcext:value-type="float">
            <text:p>-4.29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3.18" calcext:value-type="float">
            <text:p>-3.1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4.31" calcext:value-type="float">
            <text:p>-4.31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3.97" calcext:value-type="float">
            <text:p>-3.97</text:p>
          </table:table-cell>
          <table:table-cell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.14" calcext:value-type="float">
            <text:p>-4.1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21" calcext:value-type="float">
            <text:p>-3.21</text:p>
          </table:table-cell>
          <table:table-cell office:value-type="float" office:value="-3.18" calcext:value-type="float">
            <text:p>-3.1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2.45" calcext:value-type="float">
            <text:p>-2.45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3.82" calcext:value-type="float">
            <text:p>-3.82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3.95" calcext:value-type="float">
            <text:p>-3.95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.36" calcext:value-type="float">
            <text:p>-3.36</text:p>
          </table:table-cell>
          <table:table-cell office:value-type="float" office:value="-3.18" calcext:value-type="float">
            <text:p>-3.1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2.23" calcext:value-type="float">
            <text:p>-2.23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3.48" calcext:value-type="float">
            <text:p>-3.48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3.66" calcext:value-type="float">
            <text:p>-3.66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22" calcext:value-type="float">
            <text:p>-3.22</text:p>
          </table:table-cell>
          <table:table-cell office:value-type="float" office:value="-3.18" calcext:value-type="float">
            <text:p>-3.1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75" calcext:value-type="float">
            <text:p>-3.75</text:p>
          </table:table-cell>
          <table:table-cell office:value-type="float" office:value="-3.48" calcext:value-type="float">
            <text:p>-3.48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3.3" calcext:value-type="float">
            <text:p>-3.3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3.15" calcext:value-type="float">
            <text:p>-3.15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1.49" calcext:value-type="float">
            <text:p>-1.49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-3.48" calcext:value-type="float">
            <text:p>-3.48</text:p>
          </table:table-cell>
          <table:table-cell office:value-type="float" office:value="1.91" calcext:value-type="float">
            <text:p>1.9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3.24" calcext:value-type="float">
            <text:p>-3.24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2.8" calcext:value-type="float">
            <text:p>-2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.61" calcext:value-type="float">
            <text:p>-1.61</text:p>
          </table:table-cell>
          <table:table-cell office:value-type="float" office:value="-1.49" calcext:value-type="float">
            <text:p>-1.49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3.24" calcext:value-type="float">
            <text:p>-3.24</text:p>
          </table:table-cell>
          <table:table-cell office:value-type="float" office:value="2.33" calcext:value-type="float">
            <text:p>2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.88" calcext:value-type="float">
            <text:p>-2.88</text:p>
          </table:table-cell>
          <table:table-cell office:value-type="float" office:value="-4.84" calcext:value-type="float">
            <text:p>-4.84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.65" calcext:value-type="float">
            <text:p>-2.65</text:p>
          </table:table-cell>
          <table:table-cell office:value-type="float" office:value="-3.18" calcext:value-type="float">
            <text:p>-3.18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.47" calcext:value-type="float">
            <text:p>-1.47</text:p>
          </table:table-cell>
          <table:table-cell office:value-type="float" office:value="-4.33" calcext:value-type="float">
            <text:p>-4.33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.2" calcext:value-type="float">
            <text:p>-3.2</text:p>
          </table:table-cell>
          <table:table-cell office:value-type="float" office:value="-4.07" calcext:value-type="float">
            <text:p>-4.07</text:p>
          </table:table-cell>
          <table:table-cell office:value-type="float" office:value="2.49" calcext:value-type="float">
            <text:p>2.4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0.9" calcext:value-type="float">
            <text:p>-0.9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-2.33" calcext:value-type="float">
            <text:p>-2.33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-1.18" calcext:value-type="float">
            <text:p>-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-2.78" calcext:value-type="float">
            <text:p>-2.78</text:p>
          </table:table-cell>
          <table:table-cell office:value-type="float" office:value="2.35" calcext:value-type="float">
            <text:p>2.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0.78" calcext:value-type="float">
            <text:p>-0.78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-2.19" calcext:value-type="float">
            <text:p>-2.19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1.4" calcext:value-type="float">
            <text:p>-1.4</text:p>
          </table:table-cell>
          <table:table-cell office:value-type="float" office:value="-1.18" calcext:value-type="float">
            <text:p>-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.87" calcext:value-type="float">
            <text:p>-2.87</text:p>
          </table:table-cell>
          <table:table-cell office:value-type="float" office:value="-2.78" calcext:value-type="float">
            <text:p>-2.78</text:p>
          </table:table-cell>
          <table:table-cell office:value-type="float" office:value="2.35" calcext:value-type="float">
            <text:p>2.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86" calcext:value-type="float">
            <text:p>-0.86</text:p>
          </table:table-cell>
          <table:table-cell office:value-type="float" office:value="-0.78" calcext:value-type="float">
            <text:p>-0.78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.4" calcext:value-type="float">
            <text:p>-2.4</text:p>
          </table:table-cell>
          <table:table-cell office:value-type="float" office:value="-2.19" calcext:value-type="float">
            <text:p>-2.19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-0.66" calcext:value-type="float">
            <text:p>-0.66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-2.68" calcext:value-type="float">
            <text:p>-2.68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0.71" calcext:value-type="float">
            <text:p>-0.71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1.76" calcext:value-type="float">
            <text:p>-1.76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0.53" calcext:value-type="float">
            <text:p>-0.5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-2.52" calcext:value-type="float">
            <text:p>-2.52</text:p>
          </table:table-cell>
          <table:table-cell office:value-type="float" office:value="3.23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0.03" calcext:value-type="float">
            <text:p>-0.03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3" calcext:value-type="float">
            <text:p>-0.5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-2.23" calcext:value-type="float">
            <text:p>-2.23</text:p>
          </table:table-cell>
          <table:table-cell office:value-type="float" office:value="3.34" calcext:value-type="float">
            <text:p>3.3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" calcext:value-type="float">
            <text:p>-0.1</text:p>
          </table:table-cell>
          <table:table-cell office:value-type="float" office:value="-0.03" calcext:value-type="float">
            <text:p>-0.03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-1.54" calcext:value-type="float">
            <text:p>-1.54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-1.61" calcext:value-type="float">
            <text:p>-1.61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3" calcext:value-type="float">
            <text:p>-0.03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1.44" calcext:value-type="float">
            <text:p>-1.44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-0.16" calcext:value-type="float">
            <text:p>-0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1.62" calcext:value-type="float">
            <text:p>-1.62</text:p>
          </table:table-cell>
          <table:table-cell office:value-type="float" office:value="-1.61" calcext:value-type="float">
            <text:p>-1.61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office:value-type="float" office:value="-0.9" calcext:value-type="float">
            <text:p>-0.9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74" calcext:value-type="float">
            <text:p>-0.74</text:p>
          </table:table-cell>
          <table:table-cell office:value-type="float" office:value="-2.33" calcext:value-type="float">
            <text:p>-2.33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" calcext:value-type="float">
            <text:p>0.09</text:p>
          </table:table-cell>
          <table:table-cell office:value-type="float" office:value="-1.18" calcext:value-type="float">
            <text:p>-1.18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.14" calcext:value-type="float">
            <text:p>-1.14</text:p>
          </table:table-cell>
          <table:table-cell office:value-type="float" office:value="-2.78" calcext:value-type="float">
            <text:p>-2.78</text:p>
          </table:table-cell>
          <table:table-cell office:value-type="float" office:value="3.08" calcext:value-type="float">
            <text:p>3.0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-1.12" calcext:value-type="float">
            <text:p>-1.12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-0.27" calcext:value-type="float">
            <text:p>-0.27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-1.04" calcext:value-type="float">
            <text:p>-1.04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-0.28" calcext:value-type="float">
            <text:p>-0.28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-0.97" calcext:value-type="float">
            <text:p>-0.97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38" calcext:value-type="float">
            <text:p>-0.38</text:p>
          </table:table-cell>
          <table:table-cell office:value-type="float" office:value="-0.28" calcext:value-type="float">
            <text:p>-0.28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-0.95" calcext:value-type="float">
            <text:p>-0.95</text:p>
          </table:table-cell>
          <table:table-cell office:value-type="float" office:value="4.06" calcext:value-type="float">
            <text:p>4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8" calcext:value-type="float">
            <text:p>-0.28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95" calcext:value-type="float">
            <text:p>-0.95</text:p>
          </table:table-cell>
          <table:table-cell office:value-type="float" office:value="4.06" calcext:value-type="float">
            <text:p>4.0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" calcext:value-type="float">
            <text:p>0.19</text:p>
          </table:table-cell>
          <table:table-cell office:value-type="float" office:value="0.29" calcext:value-type="float">
            <text:p>0.29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-0.26" calcext:value-type="float">
            <text:p>-0.26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-0.87" calcext:value-type="float">
            <text:p>-0.87</text:p>
          </table:table-cell>
          <table:table-cell office:value-type="float" office:value="4.05" calcext:value-type="float">
            <text:p>4.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-0.06" calcext:value-type="float">
            <text:p>-0.06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-0.82" calcext:value-type="float">
            <text:p>-0.82</text:p>
          </table:table-cell>
          <table:table-cell office:value-type="float" office:value="4.12" calcext:value-type="float">
            <text:p>4.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-0.57" calcext:value-type="float">
            <text:p>-0.57</text:p>
          </table:table-cell>
          <table:table-cell office:value-type="float" office:value="4.31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31" calcext:value-type="float">
            <text:p>-0.31</text:p>
          </table:table-cell>
          <table:table-cell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54" calcext:value-type="float">
            <text:p>-0.54</text:p>
          </table:table-cell>
          <table:table-cell office:value-type="float" office:value="-1.04" calcext:value-type="float">
            <text:p>-1.04</text:p>
          </table:table-cell>
          <table:table-cell office:value-type="float" office:value="4.54" calcext:value-type="float">
            <text:p>4.5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22" calcext:value-type="float">
            <text:p>-0.22</text:p>
          </table:table-cell>
          <table:table-cell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4.94" calcext:value-type="float">
            <text:p>4.9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2" calcext:value-type="float">
            <text:p>-0.2</text:p>
          </table:table-cell>
          <table:table-cell office:value-type="float" office:value="0.22" calcext:value-type="float">
            <text:p>0.2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.64" calcext:value-type="float">
            <text:p>1.64</text:p>
          </table:table-cell>
          <table:table-cell office:value-type="float" office:value="5.07" calcext:value-type="float">
            <text:p>5.0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59" calcext:value-type="float">
            <text:p>1.59</text:p>
          </table:table-cell>
          <table:table-cell office:value-type="float" office:value="1.64" calcext:value-type="float">
            <text:p>1.64</text:p>
          </table:table-cell>
          <table:table-cell office:value-type="float" office:value="5.07" calcext:value-type="float">
            <text:p>5.0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4" calcext:value-type="float">
            <text:p>0.14</text:p>
          </table:table-cell>
          <table:table-cell office:value-type="float" office:value="0.48" calcext:value-type="float">
            <text:p>0.48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.73" calcext:value-type="float">
            <text:p>1.73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3.66" calcext:value-type="float">
            <text:p>3.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2" calcext:value-type="float">
            <text:p>0.62</text:p>
          </table:table-cell>
          <table:table-cell office:value-type="float" office:value="0.22" calcext:value-type="float">
            <text:p>0.22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" calcext:value-type="float">
            <text:p>0.88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81" calcext:value-type="float">
            <text:p>1.81</text:p>
          </table:table-cell>
          <table:table-cell office:value-type="float" office:value="1.99" calcext:value-type="float">
            <text:p>1.99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3" calcext:value-type="float">
            <text:p>0.93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89" calcext:value-type="float">
            <text:p>1.89</text:p>
          </table:table-cell>
          <table:table-cell office:value-type="float" office:value="1.99" calcext:value-type="float">
            <text:p>1.99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1" calcext:value-type="float">
            <text:p>0.81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4.94" calcext:value-type="float">
            <text:p>4.9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11" calcext:value-type="float">
            <text:p>2.11</text:p>
          </table:table-cell>
          <table:table-cell office:value-type="float" office:value="2.29" calcext:value-type="float">
            <text:p>2.29</text:p>
          </table:table-cell>
          <table:table-cell office:value-type="float" office:value="4.94" calcext:value-type="float">
            <text:p>4.9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office:value-type="float" office:value="2.29" calcext:value-type="float">
            <text:p>2.29</text:p>
          </table:table-cell>
          <table:table-cell office:value-type="float" office:value="4.94" calcext:value-type="float">
            <text:p>4.9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4.88" calcext:value-type="float">
            <text:p>4.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27" calcext:value-type="float">
            <text:p>2.27</text:p>
          </table:table-cell>
          <table:table-cell office:value-type="float" office:value="2.29" calcext:value-type="float">
            <text:p>2.29</text:p>
          </table:table-cell>
          <table:table-cell office:value-type="float" office:value="4.94" calcext:value-type="float">
            <text:p>4.9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1" calcext:value-type="float">
            <text:p>0.41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5.53" calcext:value-type="float">
            <text:p>5.5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1.12" calcext:value-type="float">
            <text:p>1.1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28" calcext:value-type="float">
            <text:p>2.28</text:p>
          </table:table-cell>
          <table:table-cell office:value-type="float" office:value="2.48" calcext:value-type="float">
            <text:p>2.48</text:p>
          </table:table-cell>
          <table:table-cell office:value-type="float" office:value="5.53" calcext:value-type="float">
            <text:p>5.5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36" calcext:value-type="float">
            <text:p>2.36</text:p>
          </table:table-cell>
          <table:table-cell office:value-type="float" office:value="2.48" calcext:value-type="float">
            <text:p>2.48</text:p>
          </table:table-cell>
          <table:table-cell office:value-type="float" office:value="5.53" calcext:value-type="float">
            <text:p>5.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14" calcext:value-type="float">
            <text:p>1.14</text:p>
          </table:table-cell>
          <table:table-cell office:value-type="float" office:value="1.15" calcext:value-type="float">
            <text:p>1.15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9.49" calcext:value-type="float">
            <text:p>9.4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.27" calcext:value-type="float">
            <text:p>3.27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.4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8" calcext:value-type="float">
            <text:p>1.08</text:p>
          </table:table-cell>
          <table:table-cell office:value-type="float" office:value="1.28" calcext:value-type="float">
            <text:p>1.28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9.63" calcext:value-type="float">
            <text:p>9.6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office:value-type="float" office:value="3.69" calcext:value-type="float">
            <text:p>3.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4" calcext:value-type="float">
            <text:p>1.24</text:p>
          </table:table-cell>
          <table:table-cell office:value-type="float" office:value="1.28" calcext:value-type="float">
            <text:p>1.28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office:value-type="float" office:value="9.63" calcext:value-type="float">
            <text:p>9.6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1.28" calcext:value-type="float">
            <text:p>1.28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12.04" calcext:value-type="float">
            <text:p>12.0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4.04" calcext:value-type="float">
            <text:p>4.04</text:p>
          </table:table-cell>
          <table:table-cell office:value-type="float" office:value="11.67" calcext:value-type="float">
            <text:p>11.6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" calcext:value-type="float">
            <text:p>0.44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.1" calcext:value-type="float">
            <text:p>4.1</text:p>
          </table:table-cell>
          <table:table-cell office:value-type="float" office:value="4.15" calcext:value-type="float">
            <text:p>4.15</text:p>
          </table:table-cell>
          <table:table-cell office:value-type="float" office:value="13.43" calcext:value-type="float">
            <text:p>13.4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13.81" calcext:value-type="float">
            <text:p>13.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float" office:value="13.71" calcext:value-type="float">
            <text:p>13.7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6" calcext:value-type="float">
            <text:p>1.46</text:p>
          </table:table-cell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4.52" calcext:value-type="float">
            <text:p>4.52</text:p>
          </table:table-cell>
          <table:table-cell office:value-type="float" office:value="13.82" calcext:value-type="float">
            <text:p>13.8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7" calcext:value-type="float">
            <text:p>0.27</text:p>
          </table:table-cell>
          <table:table-cell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39" calcext:value-type="float">
            <text:p>1.39</text:p>
          </table:table-cell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.49" calcext:value-type="float">
            <text:p>4.49</text:p>
          </table:table-cell>
          <table:table-cell office:value-type="float" office:value="4.52" calcext:value-type="float">
            <text:p>4.52</text:p>
          </table:table-cell>
          <table:table-cell office:value-type="float" office:value="13.82" calcext:value-type="float">
            <text:p>13.8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35" calcext:value-type="float">
            <text:p>1.35</text:p>
          </table:table-cell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13.82" calcext:value-type="float">
            <text:p>13.8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13.67" calcext:value-type="float">
            <text:p>13.6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5.18" calcext:value-type="float">
            <text:p>5.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.47" calcext:value-type="float">
            <text:p>4.47</text:p>
          </table:table-cell>
          <table:table-cell office:value-type="float" office:value="4.67" calcext:value-type="float">
            <text:p>4.67</text:p>
          </table:table-cell>
          <table:table-cell office:value-type="float" office:value="13.67" calcext:value-type="float">
            <text:p>13.6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5" calcext:value-type="float">
            <text:p>0.6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2" calcext:value-type="float">
            <text:p>0.42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25" calcext:value-type="float">
            <text:p>1.25</text:p>
          </table:table-cell>
          <table:table-cell office:value-type="float" office:value="1.62" calcext:value-type="float">
            <text:p>1.62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0.03" calcext:value-type="float">
            <text:p>-0.03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.64" calcext:value-type="float">
            <text:p>4.64</text:p>
          </table:table-cell>
          <table:table-cell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56" calcext:value-type="float">
            <text:p>1.56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76" calcext:value-type="float">
            <text:p>4.76</text:p>
          </table:table-cell>
          <table:table-cell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.72" calcext:value-type="float">
            <text:p>4.72</text:p>
          </table:table-cell>
          <table:table-cell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3" calcext:value-type="float">
            <text:p>1.43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73" calcext:value-type="float">
            <text:p>4.73</text:p>
          </table:table-cell>
          <table:table-cell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51" calcext:value-type="float">
            <text:p>1.51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.78" calcext:value-type="float">
            <text:p>4.78</text:p>
          </table:table-cell>
          <table:table-cell office:value-type="float" office:value="4.79" calcext:value-type="float">
            <text:p>4.79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5" calcext:value-type="float">
            <text:p>0.1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.91" calcext:value-type="float">
            <text:p>4.91</text:p>
          </table:table-cell>
          <table:table-cell office:value-type="float" office:value="4.7" calcext:value-type="float">
            <text:p>4.7</text:p>
          </table:table-cell>
          <table:table-cell office:value-type="float" office:value="13.44" calcext:value-type="float">
            <text:p>13.4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22" calcext:value-type="float">
            <text:p>0.22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4.74" calcext:value-type="float">
            <text:p>4.74</text:p>
          </table:table-cell>
          <table:table-cell office:value-type="float" office:value="13.62" calcext:value-type="float">
            <text:p>13.6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5" calcext:value-type="float">
            <text:p>1.55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4.79" calcext:value-type="float">
            <text:p>4.79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8" calcext:value-type="float">
            <text:p>0.68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.77" calcext:value-type="float">
            <text:p>4.77</text:p>
          </table:table-cell>
          <table:table-cell office:value-type="float" office:value="4.79" calcext:value-type="float">
            <text:p>4.79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37" calcext:value-type="float">
            <text:p>0.37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41" calcext:value-type="float">
            <text:p>1.41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4.82" calcext:value-type="float">
            <text:p>4.82</text:p>
          </table:table-cell>
          <table:table-cell office:value-type="float" office:value="13.79" calcext:value-type="float">
            <text:p>13.7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48" calcext:value-type="float">
            <text:p>1.48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0.14" calcext:value-type="float">
            <text:p>-0.1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6" calcext:value-type="float">
            <text:p>1.46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53" calcext:value-type="float">
            <text:p>1.53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.89" calcext:value-type="float">
            <text:p>4.89</text:p>
          </table:table-cell>
          <table:table-cell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.52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.58" calcext:value-type="float">
            <text:p>1.58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.98" calcext:value-type="float">
            <text:p>4.98</text:p>
          </table:table-cell>
          <table:table-cell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0.11" calcext:value-type="float">
            <text:p>-0.1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5" calcext:value-type="float">
            <text:p>1.5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.94" calcext:value-type="float">
            <text:p>4.94</text:p>
          </table:table-cell>
          <table:table-cell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.93" calcext:value-type="float">
            <text:p>4.93</text:p>
          </table:table-cell>
          <table:table-cell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2" calcext:value-type="float">
            <text:p>1.42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5" calcext:value-type="float">
            <text:p>0.55</text:p>
          </table:table-cell>
          <table:table-cell office:value-type="float" office:value="0.63" calcext:value-type="float">
            <text:p>0.63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.91" calcext:value-type="float">
            <text:p>4.91</text:p>
          </table:table-cell>
          <table:table-cell office:value-type="float" office:value="5.06" calcext:value-type="float">
            <text:p>5.06</text:p>
          </table:table-cell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3" calcext:value-type="float">
            <text:p>0.13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9" calcext:value-type="float">
            <text:p>0.1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62" calcext:value-type="float">
            <text:p>1.62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.89" calcext:value-type="float">
            <text:p>4.89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.98" calcext:value-type="float">
            <text:p>4.98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.27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5" calcext:value-type="float">
            <text:p>1.55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94" calcext:value-type="float">
            <text:p>4.94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0.05" calcext:value-type="float">
            <text:p>-0.0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66" calcext:value-type="float">
            <text:p>1.66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.03" calcext:value-type="float">
            <text:p>5.03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" calcext:value-type="float">
            <text:p>0.62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66" calcext:value-type="float">
            <text:p>0.6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.05" calcext:value-type="float">
            <text:p>5.05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64" calcext:value-type="float">
            <text:p>1.64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08" calcext:value-type="float">
            <text:p>5.08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1" calcext:value-type="float">
            <text:p>0.1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8" calcext:value-type="float">
            <text:p>1.58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5.18" calcext:value-type="float">
            <text:p>5.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66" calcext:value-type="float">
            <text:p>1.66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.06" calcext:value-type="float">
            <text:p>5.06</text:p>
          </table:table-cell>
          <table:table-cell office:value-type="float" office:value="5.18" calcext:value-type="float">
            <text:p>5.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.18" calcext:value-type="float">
            <text:p>5.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4" calcext:value-type="float">
            <text:p>0.74</text:p>
          </table:table-cell>
          <table:table-cell office:value-type="float" office:value="0.68" calcext:value-type="float">
            <text:p>0.68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24" calcext:value-type="float">
            <text:p>5.24</text:p>
          </table:table-cell>
          <table:table-cell office:value-type="float" office:value="5.15" calcext:value-type="float">
            <text:p>5.15</text:p>
          </table:table-cell>
          <table:table-cell office:value-type="float" office:value="14.05" calcext:value-type="float">
            <text:p>14.0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07" calcext:value-type="float">
            <text:p>5.07</text:p>
          </table:table-cell>
          <table:table-cell office:value-type="float" office:value="5.15" calcext:value-type="float">
            <text:p>5.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.71" calcext:value-type="float">
            <text:p>1.71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55" calcext:value-type="float">
            <text:p>0.5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05" calcext:value-type="float">
            <text:p>5.05</text:p>
          </table:table-cell>
          <table:table-cell office:value-type="float" office:value="5.24" calcext:value-type="float">
            <text:p>5.24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62" calcext:value-type="float">
            <text:p>0.62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48" calcext:value-type="float">
            <text:p>1.48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.08" calcext:value-type="float">
            <text:p>5.08</text:p>
          </table:table-cell>
          <table:table-cell office:value-type="float" office:value="5.24" calcext:value-type="float">
            <text:p>5.24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71" calcext:value-type="float">
            <text:p>1.71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.11" calcext:value-type="float">
            <text:p>5.11</text:p>
          </table:table-cell>
          <table:table-cell office:value-type="float" office:value="5.24" calcext:value-type="float">
            <text:p>5.24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69" calcext:value-type="float">
            <text:p>0.6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5.33" calcext:value-type="float">
            <text:p>5.33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" calcext:value-type="float">
            <text:p>0.73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6" calcext:value-type="float">
            <text:p>1.6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.24" calcext:value-type="float">
            <text:p>5.24</text:p>
          </table:table-cell>
          <table:table-cell office:value-type="float" office:value="5.33" calcext:value-type="float">
            <text:p>5.33</text:p>
          </table:table-cell>
          <table:table-cell office:value-type="float" office:value="13.99" calcext:value-type="float">
            <text:p>13.9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7" calcext:value-type="float">
            <text:p>0.77</text:p>
          </table:table-cell>
          <table:table-cell office:value-type="float" office:value="0.88" calcext:value-type="float">
            <text:p>0.8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.4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.37" calcext:value-type="float">
            <text:p>5.37</text:p>
          </table:table-cell>
          <table:table-cell office:value-type="float" office:value="5.15" calcext:value-type="float">
            <text:p>5.1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69" calcext:value-type="float">
            <text:p>0.69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2" calcext:value-type="float">
            <text:p>0.12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68" calcext:value-type="float">
            <text:p>1.68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3.84" calcext:value-type="float">
            <text:p>1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76" calcext:value-type="float">
            <text:p>1.76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15" calcext:value-type="float">
            <text:p>5.15</text:p>
          </table:table-cell>
          <table:table-cell office:value-type="float" office:value="5.2" calcext:value-type="float">
            <text:p>5.2</text:p>
          </table:table-cell>
          <table:table-cell office:value-type="float" office:value="13.84" calcext:value-type="float">
            <text:p>13.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.18" calcext:value-type="float">
            <text:p>5.18</text:p>
          </table:table-cell>
          <table:table-cell office:value-type="float" office:value="5.2" calcext:value-type="float">
            <text:p>5.2</text:p>
          </table:table-cell>
          <table:table-cell office:value-type="float" office:value="13.84" calcext:value-type="float">
            <text:p>13.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35" calcext:value-type="float">
            <text:p>0.3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65" calcext:value-type="float">
            <text:p>1.65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.03" calcext:value-type="float">
            <text:p>5.03</text:p>
          </table:table-cell>
          <table:table-cell office:value-type="float" office:value="5.2" calcext:value-type="float">
            <text:p>5.2</text:p>
          </table:table-cell>
          <table:table-cell office:value-type="float" office:value="13.84" calcext:value-type="float">
            <text:p>13.8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61" calcext:value-type="float">
            <text:p>0.61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67" calcext:value-type="float">
            <text:p>1.67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19" calcext:value-type="float">
            <text:p>5.19</text:p>
          </table:table-cell>
          <table:table-cell office:value-type="float" office:value="5.2" calcext:value-type="float">
            <text:p>5.2</text:p>
          </table:table-cell>
          <table:table-cell office:value-type="float" office:value="13.84" calcext:value-type="float">
            <text:p>13.8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8" calcext:value-type="float">
            <text:p>0.18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66" calcext:value-type="float">
            <text:p>1.66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3.96" calcext:value-type="float">
            <text:p>3.9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55" calcext:value-type="float">
            <text:p>1.55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.23" calcext:value-type="float">
            <text:p>5.23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35" calcext:value-type="float">
            <text:p>0.35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46" calcext:value-type="float">
            <text:p>1.46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.15" calcext:value-type="float">
            <text:p>5.15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67" calcext:value-type="float">
            <text:p>1.67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12" calcext:value-type="float">
            <text:p>5.12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75" calcext:value-type="float">
            <text:p>1.75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16" calcext:value-type="float">
            <text:p>5.16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59" calcext:value-type="float">
            <text:p>1.59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5.12" calcext:value-type="float">
            <text:p>5.12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29" calcext:value-type="float">
            <text:p>0.29</text:p>
          </table:table-cell>
          <table:table-cell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.72" calcext:value-type="float">
            <text:p>1.72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.22" calcext:value-type="float">
            <text:p>5.22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0.29" calcext:value-type="float">
            <text:p>-0.29</text:p>
          </table:table-cell>
          <table:table-cell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6" calcext:value-type="float">
            <text:p>1.6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.02" calcext:value-type="float">
            <text:p>5.02</text:p>
          </table:table-cell>
          <table:table-cell office:value-type="float" office:value="5.3" calcext:value-type="float">
            <text:p>5.3</text:p>
          </table:table-cell>
          <table:table-cell office:value-type="float" office:value="13.59" calcext:value-type="float">
            <text:p>13.5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.73" calcext:value-type="float">
            <text:p>1.73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0.1" calcext:value-type="float">
            <text:p>-0.1</text:p>
          </table:table-cell>
          <table:table-cell office:value-type="float" office:value="0.93" calcext:value-type="float">
            <text:p>0.9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62" calcext:value-type="float">
            <text:p>1.62</text:p>
          </table:table-cell>
          <table:table-cell office:value-type="float" office:value="1.78" calcext:value-type="float">
            <text:p>1.78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.19" calcext:value-type="float">
            <text:p>5.19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.21" calcext:value-type="float">
            <text:p>5.21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77" calcext:value-type="float">
            <text:p>1.77</text:p>
          </table:table-cell>
          <table:table-cell office:value-type="float" office:value="1.83" calcext:value-type="float">
            <text:p>1.83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.13" calcext:value-type="float">
            <text:p>5.13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.66" calcext:value-type="float">
            <text:p>1.66</text:p>
          </table:table-cell>
          <table:table-cell office:value-type="float" office:value="1.83" calcext:value-type="float">
            <text:p>1.83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.24" calcext:value-type="float">
            <text:p>5.24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47" calcext:value-type="float">
            <text:p>0.4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.29" calcext:value-type="float">
            <text:p>5.29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68" calcext:value-type="float">
            <text:p>1.68</text:p>
          </table:table-cell>
          <table:table-cell office:value-type="float" office:value="1.84" calcext:value-type="float">
            <text:p>1.84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5.33" calcext:value-type="float">
            <text:p>5.33</text:p>
          </table:table-cell>
          <table:table-cell office:value-type="float" office:value="5.36" calcext:value-type="float">
            <text:p>5.36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5.16" calcext:value-type="float">
            <text:p>5.16</text:p>
          </table:table-cell>
          <table:table-cell office:value-type="float" office:value="5.4" calcext:value-type="float">
            <text:p>5.4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36" calcext:value-type="float">
            <text:p>0.36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82" calcext:value-type="float">
            <text:p>1.82</text:p>
          </table:table-cell>
          <table:table-cell office:value-type="float" office:value="2.01" calcext:value-type="float">
            <text:p>2.0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.33" calcext:value-type="float">
            <text:p>5.33</text:p>
          </table:table-cell>
          <table:table-cell office:value-type="float" office:value="5.4" calcext:value-type="float">
            <text:p>5.4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33" calcext:value-type="float">
            <text:p>0.33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85" calcext:value-type="float">
            <text:p>1.85</text:p>
          </table:table-cell>
          <table:table-cell office:value-type="float" office:value="2.01" calcext:value-type="float">
            <text:p>2.01</text:p>
          </table:table-cell>
          <table:table-cell office:value-type="float" office:value="5.46" calcext:value-type="float">
            <text:p>5.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.19" calcext:value-type="float">
            <text:p>5.19</text:p>
          </table:table-cell>
          <table:table-cell office:value-type="float" office:value="5.4" calcext:value-type="float">
            <text:p>5.4</text:p>
          </table:table-cell>
          <table:table-cell office:value-type="float" office:value="13.96" calcext:value-type="float">
            <text:p>13.9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6" calcext:value-type="float">
            <text:p>0.06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.18" calcext:value-type="float">
            <text:p>5.18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.03" calcext:value-type="float">
            <text:p>5.03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52" calcext:value-type="float">
            <text:p>0.52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office:value-type="float" office:value="6.01" calcext:value-type="float">
            <text:p>6.0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.28" calcext:value-type="float">
            <text:p>5.28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63" calcext:value-type="float">
            <text:p>0.63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98" calcext:value-type="float">
            <text:p>1.98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.21" calcext:value-type="float">
            <text:p>5.21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1" calcext:value-type="float">
            <text:p>0.71</text:p>
          </table:table-cell>
          <table:table-cell office:value-type="float" office:value="1.01" calcext:value-type="float">
            <text:p>1.01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91" calcext:value-type="float">
            <text:p>1.91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.32" calcext:value-type="float">
            <text:p>5.32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.91" calcext:value-type="float">
            <text:p>1.91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5.29" calcext:value-type="float">
            <text:p>5.29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2" calcext:value-type="float">
            <text:p>0.92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56" calcext:value-type="float">
            <text:p>0.56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.05" calcext:value-type="float">
            <text:p>2.0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.3" calcext:value-type="float">
            <text:p>5.3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.39" calcext:value-type="float">
            <text:p>5.39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.98" calcext:value-type="float">
            <text:p>1.98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.42" calcext:value-type="float">
            <text:p>5.42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5" calcext:value-type="float">
            <text:p>0.85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.98" calcext:value-type="float">
            <text:p>1.98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.48" calcext:value-type="float">
            <text:p>5.48</text:p>
          </table:table-cell>
          <table:table-cell office:value-type="float" office:value="5.49" calcext:value-type="float">
            <text:p>5.49</text:p>
          </table:table-cell>
          <table:table-cell office:value-type="float" office:value="13.85" calcext:value-type="float">
            <text:p>13.8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6" calcext:value-type="float">
            <text:p>0.96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47" calcext:value-type="float">
            <text:p>0.4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.79" calcext:value-type="float">
            <text:p>1.79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.36" calcext:value-type="float">
            <text:p>5.36</text:p>
          </table:table-cell>
          <table:table-cell office:value-type="float" office:value="5.49" calcext:value-type="float">
            <text:p>5.49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.06" calcext:value-type="float">
            <text:p>2.06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5.13" calcext:value-type="float">
            <text:p>5.13</text:p>
          </table:table-cell>
          <table:table-cell office:value-type="float" office:value="5.49" calcext:value-type="float">
            <text:p>5.49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8" calcext:value-type="float">
            <text:p>0.98</text:p>
          </table:table-cell>
          <table:table-cell office:value-type="float" office:value="1.07" calcext:value-type="float">
            <text:p>1.07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5.34" calcext:value-type="float">
            <text:p>5.34</text:p>
          </table:table-cell>
          <table:table-cell office:value-type="float" office:value="5.49" calcext:value-type="float">
            <text:p>5.49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.3" calcext:value-type="float">
            <text:p>5.3</text:p>
          </table:table-cell>
          <table:table-cell office:value-type="float" office:value="5.49" calcext:value-type="float">
            <text:p>5.49</text:p>
          </table:table-cell>
          <table:table-cell office:value-type="float" office:value="14.09" calcext:value-type="float">
            <text:p>14.09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04" calcext:value-type="float">
            <text:p>2.04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3" calcext:value-type="float">
            <text:p>0.93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.85" calcext:value-type="float">
            <text:p>1.8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.33" calcext:value-type="float">
            <text:p>5.33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6" calcext:value-type="float">
            <text:p>0.96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64" calcext:value-type="float">
            <text:p>0.64</text:p>
          </table:table-cell>
          <table:table-cell office:value-type="float" office:value="0.99" calcext:value-type="float">
            <text:p>0.99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.4" calcext:value-type="float">
            <text:p>5.4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" calcext:value-type="float">
            <text:p>0.9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3" calcext:value-type="float">
            <text:p>0.73</text:p>
          </table:table-cell>
          <table:table-cell office:value-type="float" office:value="0.99" calcext:value-type="float">
            <text:p>0.99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.85" calcext:value-type="float">
            <text:p>1.8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5.39" calcext:value-type="float">
            <text:p>5.39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.29" calcext:value-type="float">
            <text:p>5.29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5" calcext:value-type="float">
            <text:p>0.85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.39" calcext:value-type="float">
            <text:p>5.39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.91" calcext:value-type="float">
            <text:p>1.91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39" calcext:value-type="float">
            <text:p>5.39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47" calcext:value-type="float">
            <text:p>0.47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.95" calcext:value-type="float">
            <text:p>1.9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.17" calcext:value-type="float">
            <text:p>5.17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.75" calcext:value-type="float">
            <text:p>1.7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5.34" calcext:value-type="float">
            <text:p>5.34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54" calcext:value-type="float">
            <text:p>0.54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.06" calcext:value-type="float">
            <text:p>2.06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.35" calcext:value-type="float">
            <text:p>5.35</text:p>
          </table:table-cell>
          <table:table-cell office:value-type="float" office:value="5.52" calcext:value-type="float">
            <text:p>5.52</text:p>
          </table:table-cell>
          <table:table-cell office:value-type="float" office:value="14.07" calcext:value-type="float">
            <text:p>14.07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35" calcext:value-type="float">
            <text:p>0.35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.01" calcext:value-type="float">
            <text:p>2.01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.98" calcext:value-type="float">
            <text:p>1.98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.29" calcext:value-type="float">
            <text:p>5.29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8" calcext:value-type="float">
            <text:p>0.78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.05" calcext:value-type="float">
            <text:p>2.0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.38" calcext:value-type="float">
            <text:p>5.38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6" calcext:value-type="float">
            <text:p>0.96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65" calcext:value-type="float">
            <text:p>0.65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5.47" calcext:value-type="float">
            <text:p>5.4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2" calcext:value-type="float">
            <text:p>0.92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85" calcext:value-type="float">
            <text:p>1.8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.31" calcext:value-type="float">
            <text:p>5.3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4" calcext:value-type="float">
            <text:p>0.94</text:p>
          </table:table-cell>
          <table:table-cell office:value-type="float" office:value="1.11" calcext:value-type="float">
            <text:p>1.11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21" calcext:value-type="float">
            <text:p>0.21</text:p>
          </table:table-cell>
          <table:table-cell office:value-type="float" office:value="1.03" calcext:value-type="float">
            <text:p>1.03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5.37" calcext:value-type="float">
            <text:p>5.3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.89" calcext:value-type="float">
            <text:p>1.89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.37" calcext:value-type="float">
            <text:p>5.3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01" calcext:value-type="float">
            <text:p>1.01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36" calcext:value-type="float">
            <text:p>0.36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.73" calcext:value-type="float">
            <text:p>1.73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5.35" calcext:value-type="float">
            <text:p>5.35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.09" calcext:value-type="float">
            <text:p>1.09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.05" calcext:value-type="float">
            <text:p>2.05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.38" calcext:value-type="float">
            <text:p>5.38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4" calcext:value-type="float">
            <text:p>0.94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3" calcext:value-type="float">
            <text:p>0.9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.94" calcext:value-type="float">
            <text:p>1.94</text:p>
          </table:table-cell>
          <table:table-cell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5.42" calcext:value-type="float">
            <text:p>5.42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1" calcext:value-type="float">
            <text:p>0.91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72" calcext:value-type="float">
            <text:p>0.72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.22" calcext:value-type="float">
            <text:p>5.22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8" calcext:value-type="float">
            <text:p>0.1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07" calcext:value-type="float">
            <text:p>2.07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.48" calcext:value-type="float">
            <text:p>5.48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67" calcext:value-type="float">
            <text:p>0.67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5.61" calcext:value-type="float">
            <text:p>5.6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63" calcext:value-type="float">
            <text:p>0.6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.06" calcext:value-type="float">
            <text:p>2.06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.44" calcext:value-type="float">
            <text:p>5.44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85" calcext:value-type="float">
            <text:p>0.85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.84" calcext:value-type="float">
            <text:p>1.84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5.55" calcext:value-type="float">
            <text:p>5.55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5" calcext:value-type="float">
            <text:p>0.95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9" calcext:value-type="float">
            <text:p>0.89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91" calcext:value-type="float">
            <text:p>1.91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.41" calcext:value-type="float">
            <text:p>5.4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02" calcext:value-type="float">
            <text:p>1.02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3" calcext:value-type="float">
            <text:p>0.9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5.51" calcext:value-type="float">
            <text:p>5.5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.02" calcext:value-type="float">
            <text:p>2.02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5.36" calcext:value-type="float">
            <text:p>5.36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" calcext:value-type="float">
            <text:p>0.95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07" calcext:value-type="float">
            <text:p>1.07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4" calcext:value-type="float">
            <text:p>1.94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5.57" calcext:value-type="float">
            <text:p>5.5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5" calcext:value-type="float">
            <text:p>0.95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33" calcext:value-type="float">
            <text:p>0.3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.09" calcext:value-type="float">
            <text:p>2.09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.49" calcext:value-type="float">
            <text:p>5.49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53" calcext:value-type="float">
            <text:p>0.5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.07" calcext:value-type="float">
            <text:p>2.07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.49" calcext:value-type="float">
            <text:p>5.49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37" calcext:value-type="float">
            <text:p>0.37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.89" calcext:value-type="float">
            <text:p>1.89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.4" calcext:value-type="float">
            <text:p>5.4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" calcext:value-type="float">
            <text:p>0.99</text:p>
          </table:table-cell>
          <table:table-cell office:value-type="float" office:value="1.2" calcext:value-type="float">
            <text:p>1.2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.05" calcext:value-type="float">
            <text:p>2.05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.42" calcext:value-type="float">
            <text:p>5.42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12" calcext:value-type="float">
            <text:p>1.12</text:p>
          </table:table-cell>
          <table:table-cell office:value-type="float" office:value="1.2" calcext:value-type="float">
            <text:p>1.2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5.45" calcext:value-type="float">
            <text:p>5.45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12" calcext:value-type="float">
            <text:p>1.12</text:p>
          </table:table-cell>
          <table:table-cell office:value-type="float" office:value="1.2" calcext:value-type="float">
            <text:p>1.2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74" calcext:value-type="float">
            <text:p>0.74</text:p>
          </table:table-cell>
          <table:table-cell office:value-type="float" office:value="1.18" calcext:value-type="float">
            <text:p>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.93" calcext:value-type="float">
            <text:p>1.93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5.6" calcext:value-type="float">
            <text:p>5.6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2" calcext:value-type="float">
            <text:p>0.92</text:p>
          </table:table-cell>
          <table:table-cell office:value-type="float" office:value="1.18" calcext:value-type="float">
            <text:p>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5.51" calcext:value-type="float">
            <text:p>5.5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09" calcext:value-type="float">
            <text:p>1.09</text:p>
          </table:table-cell>
          <table:table-cell office:value-type="float" office:value="1.18" calcext:value-type="float">
            <text:p>1.1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.03" calcext:value-type="float">
            <text:p>2.03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.44" calcext:value-type="float">
            <text:p>5.44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31" calcext:value-type="float">
            <text:p>1.31</text:p>
          </table:table-cell>
          <table:table-cell office:value-type="float" office:value="1.12" calcext:value-type="float">
            <text:p>1.12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.08" calcext:value-type="float">
            <text:p>2.08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5.43" calcext:value-type="float">
            <text:p>5.43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.21" calcext:value-type="float">
            <text:p>1.21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" calcext:value-type="float">
            <text:p>0.9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.01" calcext:value-type="float">
            <text:p>2.01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.41" calcext:value-type="float">
            <text:p>5.4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52" calcext:value-type="float">
            <text:p>0.52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2.06" calcext:value-type="float">
            <text:p>2.06</text:p>
          </table:table-cell>
          <table:table-cell office:value-type="float" office:value="2.11" calcext:value-type="float">
            <text:p>2.11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.07" calcext:value-type="float">
            <text:p>1.07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.46" calcext:value-type="float">
            <text:p>5.46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4.12" calcext:value-type="float">
            <text:p>4.1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5" calcext:value-type="float">
            <text:p>0.95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.78" calcext:value-type="float">
            <text:p>1.78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.52" calcext:value-type="float">
            <text:p>5.52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" calcext:value-type="float">
            <text:p>0.9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.97" calcext:value-type="float">
            <text:p>1.97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.61" calcext:value-type="float">
            <text:p>5.61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03" calcext:value-type="float">
            <text:p>1.0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87" calcext:value-type="float">
            <text:p>1.87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.53" calcext:value-type="float">
            <text:p>5.53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33" calcext:value-type="float">
            <text:p>1.33</text:p>
          </table:table-cell>
          <table:table-cell office:value-type="float" office:value="1.42" calcext:value-type="float">
            <text:p>1.42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58" calcext:value-type="float">
            <text:p>0.5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.95" calcext:value-type="float">
            <text:p>1.95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.39" calcext:value-type="float">
            <text:p>5.39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.42" calcext:value-type="float">
            <text:p>1.42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64" calcext:value-type="float">
            <text:p>0.64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.54" calcext:value-type="float">
            <text:p>5.54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.01" calcext:value-type="float">
            <text:p>1.01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.82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"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6" calcext:value-type="float">
            <text:p>0.6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5.35" calcext:value-type="float">
            <text:p>5.35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54" calcext:value-type="float">
            <text:p>1.54</text:p>
          </table:table-cell>
          <table:table-cell office:value-type="float" office:value="1.57" calcext:value-type="float">
            <text:p>1.57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06" calcext:value-type="float">
            <text:p>1.06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.85" calcext:value-type="float">
            <text:p>1.85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5.55" calcext:value-type="float">
            <text:p>5.55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53" calcext:value-type="float">
            <text:p>1.53</text:p>
          </table:table-cell>
          <table:table-cell office:value-type="float" office:value="1.57" calcext:value-type="float">
            <text:p>1.57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5.38" calcext:value-type="float">
            <text:p>5.38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5.47" calcext:value-type="float">
            <text:p>5.4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75" calcext:value-type="float">
            <text:p>0.75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.57" calcext:value-type="float">
            <text:p>5.57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88" calcext:value-type="float">
            <text:p>0.8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.39" calcext:value-type="float">
            <text:p>5.39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6" calcext:value-type="float">
            <text:p>0.96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.97" calcext:value-type="float">
            <text:p>1.97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23" calcext:value-type="float">
            <text:p>5.23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82" calcext:value-type="float">
            <text:p>4.8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5.58" calcext:value-type="float">
            <text:p>5.58</text:p>
          </table:table-cell>
          <table:table-cell office:value-type="float" office:value="5.63" calcext:value-type="float">
            <text:p>5.63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7" calcext:value-type="float">
            <text:p>0.7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.05" calcext:value-type="float">
            <text:p>2.05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2"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71" calcext:value-type="float">
            <text:p>0.71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.07" calcext:value-type="float">
            <text:p>2.07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.57" calcext:value-type="float">
            <text:p>5.5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85" calcext:value-type="float">
            <text:p>0.85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5.34" calcext:value-type="float">
            <text:p>5.3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65" calcext:value-type="float">
            <text:p>0.65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.85" calcext:value-type="float">
            <text:p>1.85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" calcext:value-type="float">
            <text:p>1.47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.05" calcext:value-type="float">
            <text:p>2.05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5.54" calcext:value-type="float">
            <text:p>5.5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68" calcext:value-type="float">
            <text:p>0.6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.42" calcext:value-type="float">
            <text:p>5.4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26" calcext:value-type="float">
            <text:p>1.26</text:p>
          </table:table-cell>
          <table:table-cell office:value-type="float" office:value="1.16" calcext:value-type="float">
            <text:p>1.16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.59" calcext:value-type="float">
            <text:p>5.5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79" calcext:value-type="float">
            <text:p>0.79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.01" calcext:value-type="float">
            <text:p>2.01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88" calcext:value-type="float">
            <text:p>0.8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.07" calcext:value-type="float">
            <text:p>2.07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98" calcext:value-type="float">
            <text:p>0.98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.6" calcext:value-type="float">
            <text:p>5.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.1" calcext:value-type="float">
            <text:p>1.1</text:p>
          </table:table-cell>
          <table:table-cell office:value-type="float" office:value="1.16" calcext:value-type="float">
            <text:p>1.16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2"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5.24" calcext:value-type="float">
            <text:p>5.2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73" calcext:value-type="float">
            <text:p>0.73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5.62" calcext:value-type="float">
            <text:p>5.6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88" calcext:value-type="float">
            <text:p>0.88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5.34" calcext:value-type="float">
            <text:p>5.3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88" calcext:value-type="float">
            <text:p>0.88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5.41" calcext:value-type="float">
            <text:p>5.4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6" calcext:value-type="float">
            <text:p>1.4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.01" calcext:value-type="float">
            <text:p>1.01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5.42" calcext:value-type="float">
            <text:p>5.4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.93" calcext:value-type="float">
            <text:p>1.9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92" calcext:value-type="float">
            <text:p>0.92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95" calcext:value-type="float">
            <text:p>0.95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5.33" calcext:value-type="float">
            <text:p>5.3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6" calcext:value-type="float">
            <text:p>1.4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.79" calcext:value-type="float">
            <text:p>1.7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5.26" calcext:value-type="float">
            <text:p>5.2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94" calcext:value-type="float">
            <text:p>0.94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" calcext:value-type="float">
            <text:p>1.47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.08" calcext:value-type="float">
            <text:p>1.08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.8" calcext:value-type="float">
            <text:p>1.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5.48" calcext:value-type="float">
            <text:p>5.4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.05" calcext:value-type="float">
            <text:p>1.05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2"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.31" calcext:value-type="float">
            <text:p>5.3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.19" calcext:value-type="float">
            <text:p>2.1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83" calcext:value-type="float">
            <text:p>0.8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5.38" calcext:value-type="float">
            <text:p>5.3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72" calcext:value-type="float">
            <text:p>0.7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.93" calcext:value-type="float">
            <text:p>1.9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.9" calcext:value-type="float">
            <text:p>1.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5.36" calcext:value-type="float">
            <text:p>5.3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.57" calcext:value-type="float">
            <text:p>5.5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5.4" calcext:value-type="float">
            <text:p>5.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9" calcext:value-type="float">
            <text:p>1.49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5.68" calcext:value-type="float">
            <text:p>5.6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63" calcext:value-type="float">
            <text:p>0.6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5.54" calcext:value-type="float">
            <text:p>5.5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5.59" calcext:value-type="float">
            <text:p>5.5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.06" calcext:value-type="float">
            <text:p>1.0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5.4" calcext:value-type="float">
            <text:p>5.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5.42" calcext:value-type="float">
            <text:p>5.4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5.34" calcext:value-type="float">
            <text:p>5.3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75" calcext:value-type="float">
            <text:p>0.7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5.57" calcext:value-type="float">
            <text:p>5.5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5.53" calcext:value-type="float">
            <text:p>5.5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5.41" calcext:value-type="float">
            <text:p>5.4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56" calcext:value-type="float">
            <text:p>5.5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5.63" calcext:value-type="float">
            <text:p>5.6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5.61" calcext:value-type="float">
            <text:p>5.6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5.53" calcext:value-type="float">
            <text:p>5.5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5.6" calcext:value-type="float">
            <text:p>5.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5.57" calcext:value-type="float">
            <text:p>5.5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.88" calcext:value-type="float">
            <text:p>1.8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5.56" calcext:value-type="float">
            <text:p>5.5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5.65" calcext:value-type="float">
            <text:p>5.6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.12" calcext:value-type="float">
            <text:p>2.1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.64" calcext:value-type="float">
            <text:p>5.6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" calcext:value-type="float">
            <text:p>1.47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.39" calcext:value-type="float">
            <text:p>1.3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.85" calcext:value-type="float">
            <text:p>1.8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5.38" calcext:value-type="float">
            <text:p>5.3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5.29" calcext:value-type="float">
            <text:p>5.2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" calcext:value-type="float">
            <text:p>1.47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5.56" calcext:value-type="float">
            <text:p>5.5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93" calcext:value-type="float">
            <text:p>1.9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5.51" calcext:value-type="float">
            <text:p>5.5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96" calcext:value-type="float">
            <text:p>0.9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5.3" calcext:value-type="float">
            <text:p>5.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49" calcext:value-type="float">
            <text:p>0.4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.28" calcext:value-type="float">
            <text:p>1.2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5.26" calcext:value-type="float">
            <text:p>5.2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57" calcext:value-type="float">
            <text:p>1.57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.84" calcext:value-type="float">
            <text:p>1.8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5.36" calcext:value-type="float">
            <text:p>5.3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54" calcext:value-type="float">
            <text:p>1.54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.82" calcext:value-type="float">
            <text:p>1.8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.6" calcext:value-type="float">
            <text:p>5.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5.41" calcext:value-type="float">
            <text:p>5.4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53" calcext:value-type="float">
            <text:p>1.53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.97" calcext:value-type="float">
            <text:p>1.9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.88" calcext:value-type="float">
            <text:p>1.8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55" calcext:value-type="float">
            <text:p>1.55</text:p>
          </table:table-cell>
          <table:table-cell office:value-type="float" office:value="1.59" calcext:value-type="float">
            <text:p>1.59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.97" calcext:value-type="float">
            <text:p>1.9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5.37" calcext:value-type="float">
            <text:p>5.3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.9" calcext:value-type="float">
            <text:p>1.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9" calcext:value-type="float">
            <text:p>1.49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5" calcext:value-type="float">
            <text:p>1.55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62" calcext:value-type="float">
            <text:p>0.6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5.38" calcext:value-type="float">
            <text:p>5.3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57" calcext:value-type="float">
            <text:p>1.57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.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57" calcext:value-type="float">
            <text:p>1.57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2.12" calcext:value-type="float">
            <text:p>2.1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5.28" calcext:value-type="float">
            <text:p>5.2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.16" calcext:value-type="float">
            <text:p>2.1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5.53" calcext:value-type="float">
            <text:p>5.5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8" calcext:value-type="float">
            <text:p>1.48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.26" calcext:value-type="float">
            <text:p>5.2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53" calcext:value-type="float">
            <text:p>1.53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.14" calcext:value-type="float">
            <text:p>2.1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55" calcext:value-type="float">
            <text:p>1.55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5.6" calcext:value-type="float">
            <text:p>5.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57" calcext:value-type="float">
            <text:p>1.57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55" calcext:value-type="float">
            <text:p>1.55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.93" calcext:value-type="float">
            <text:p>1.9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.06" calcext:value-type="float">
            <text:p>1.0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53" calcext:value-type="float">
            <text:p>1.53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5.4" calcext:value-type="float">
            <text:p>5.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.56" calcext:value-type="float">
            <text:p>5.5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.92" calcext:value-type="float">
            <text:p>1.9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5.59" calcext:value-type="float">
            <text:p>5.5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5.33" calcext:value-type="float">
            <text:p>5.3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.3" calcext:value-type="float">
            <text:p>5.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.24" calcext:value-type="float">
            <text:p>1.2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59" calcext:value-type="float">
            <text:p>1.59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.98" calcext:value-type="float">
            <text:p>1.9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5.37" calcext:value-type="float">
            <text:p>5.37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7" calcext:value-type="float">
            <text:p>0.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5.39" calcext:value-type="float">
            <text:p>5.39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5.62" calcext:value-type="float">
            <text:p>5.62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57" calcext:value-type="float">
            <text:p>1.57</text:p>
          </table:table-cell>
          <table:table-cell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.14" calcext:value-type="float">
            <text:p>2.1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06" calcext:value-type="float">
            <text:p>1.0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56" calcext:value-type="float">
            <text:p>1.56</text:p>
          </table:table-cell>
          <table:table-cell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59" calcext:value-type="float">
            <text:p>1.59</text:p>
          </table:table-cell>
          <table:table-cell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79" calcext:value-type="float">
            <text:p>0.7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.05" calcext:value-type="float">
            <text:p>2.0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5.38" calcext:value-type="float">
            <text:p>5.3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62" calcext:value-type="float">
            <text:p>0.6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.05" calcext:value-type="float">
            <text:p>2.0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.64" calcext:value-type="float">
            <text:p>5.6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63" calcext:value-type="float">
            <text:p>1.63</text:p>
          </table:table-cell>
          <table:table-cell office:value-type="float" office:value="1.61" calcext:value-type="float">
            <text:p>1.61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78" calcext:value-type="float">
            <text:p>0.7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5.38" calcext:value-type="float">
            <text:p>5.38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75" calcext:value-type="float">
            <text:p>0.7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19" calcext:value-type="float">
            <text:p>2.1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5.51" calcext:value-type="float">
            <text:p>5.5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51" calcext:value-type="float">
            <text:p>1.51</text:p>
          </table:table-cell>
          <table:table-cell office:value-type="float" office:value="1.61" calcext:value-type="float">
            <text:p>1.61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66" calcext:value-type="float">
            <text:p>0.6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5.54" calcext:value-type="float">
            <text:p>5.5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.19" calcext:value-type="float">
            <text:p>1.1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5.34" calcext:value-type="float">
            <text:p>5.3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5.51" calcext:value-type="float">
            <text:p>5.5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62" calcext:value-type="float">
            <text:p>1.62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59" calcext:value-type="float">
            <text:p>1.59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5.41" calcext:value-type="float">
            <text:p>5.4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5.51" calcext:value-type="float">
            <text:p>5.5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61" calcext:value-type="float">
            <text:p>1.61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.34" calcext:value-type="float">
            <text:p>5.34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58" calcext:value-type="float">
            <text:p>1.58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6" calcext:value-type="float">
            <text:p>1.6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5.41" calcext:value-type="float">
            <text:p>5.41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.05" calcext:value-type="float">
            <text:p>2.0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.55" calcext:value-type="float">
            <text:p>5.55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59" calcext:value-type="float">
            <text:p>1.59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5.3" calcext:value-type="float">
            <text:p>5.3</text:p>
          </table:table-cell>
          <table:table-cell office:value-type="float" office:value="5.69" calcext:value-type="float">
            <text:p>5.69</text:p>
          </table:table-cell>
          <table:table-cell office:value-type="float" office:value="13.94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96" calcext:value-type="float">
            <text:p>0.9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2"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5.59" calcext:value-type="float">
            <text:p>5.59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.14" calcext:value-type="float">
            <text:p>2.1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5.46" calcext:value-type="float">
            <text:p>5.46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.58" calcext:value-type="float">
            <text:p>5.58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5.61" calcext:value-type="float">
            <text:p>5.61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77" calcext:value-type="float">
            <text:p>0.7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2.05" calcext:value-type="float">
            <text:p>2.0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5.51" calcext:value-type="float">
            <text:p>5.51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67" calcext:value-type="float">
            <text:p>1.67</text:p>
          </table:table-cell>
          <table:table-cell office:value-type="float" office:value="1.68" calcext:value-type="float">
            <text:p>1.68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.12" calcext:value-type="float">
            <text:p>2.1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5.62" calcext:value-type="float">
            <text:p>5.62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83" calcext:value-type="float">
            <text:p>0.8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.7" calcext:value-type="float">
            <text:p>1.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.62" calcext:value-type="float">
            <text:p>5.62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5.52" calcext:value-type="float">
            <text:p>5.52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5.29" calcext:value-type="float">
            <text:p>5.29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5.42" calcext:value-type="float">
            <text:p>5.42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.88" calcext:value-type="float">
            <text:p>1.8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5.43" calcext:value-type="float">
            <text:p>5.43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67" calcext:value-type="float">
            <text:p>1.67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.98" calcext:value-type="float">
            <text:p>1.9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5.16" calcext:value-type="float">
            <text:p>5.16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5.48" calcext:value-type="float">
            <text:p>5.48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5.59" calcext:value-type="float">
            <text:p>5.59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67" calcext:value-type="float">
            <text:p>1.67</text:p>
          </table:table-cell>
          <table:table-cell office:value-type="float" office:value="1.74" calcext:value-type="float">
            <text:p>1.7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.17" calcext:value-type="float">
            <text:p>2.1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.74" calcext:value-type="float">
            <text:p>1.7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5.36" calcext:value-type="float">
            <text:p>5.36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72" calcext:value-type="float">
            <text:p>0.7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.13" calcext:value-type="float">
            <text:p>2.1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5.54" calcext:value-type="float">
            <text:p>5.54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5.44" calcext:value-type="float">
            <text:p>5.44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74" calcext:value-type="float">
            <text:p>0.7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2.14" calcext:value-type="float">
            <text:p>2.1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5.45" calcext:value-type="float">
            <text:p>5.4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67" calcext:value-type="float">
            <text:p>1.6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77" calcext:value-type="float">
            <text:p>0.7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5.53" calcext:value-type="float">
            <text:p>5.53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5.28" calcext:value-type="float">
            <text:p>5.28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79" calcext:value-type="float">
            <text:p>0.7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5.5" calcext:value-type="float">
            <text:p>5.5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5.66" calcext:value-type="float">
            <text:p>5.66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5.47" calcext:value-type="float">
            <text:p>5.47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67" calcext:value-type="float">
            <text:p>1.6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.63" calcext:value-type="float">
            <text:p>5.63</text:p>
          </table:table-cell>
          <table:table-cell office:value-type="float" office:value="5.69" calcext:value-type="float">
            <text:p>5.69</text:p>
          </table:table-cell>
          <table:table-cell office:value-type="float" office:value="14.06" calcext:value-type="float">
            <text:p>14.0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.28" calcext:value-type="float">
            <text:p>1.2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65" calcext:value-type="float">
            <text:p>1.65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69" calcext:value-type="float">
            <text:p>1.69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68" calcext:value-type="float">
            <text:p>0.6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.98" calcext:value-type="float">
            <text:p>1.9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7" calcext:value-type="float">
            <text:p>1.7</text:p>
          </table:table-cell>
          <table:table-cell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2.09" calcext:value-type="float">
            <text:p>2.0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1.78" calcext:value-type="float">
            <text:p>1.78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1.97" calcext:value-type="float">
            <text:p>1.9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1.94" calcext:value-type="float">
            <text:p>1.9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76" calcext:value-type="float">
            <text:p>1.76</text:p>
          </table:table-cell>
          <table:table-cell office:value-type="float" office:value="1.79" calcext:value-type="float">
            <text:p>1.79</text:p>
          </table:table-cell>
          <table:table-cell office:value-type="float" office:value="4.54" calcext:value-type="float">
            <text:p>4.5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2.04" calcext:value-type="float">
            <text:p>2.04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.98" calcext:value-type="float">
            <text:p>1.9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.83" calcext:value-type="float">
            <text:p>1.8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77" calcext:value-type="float">
            <text:p>1.77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1.95" calcext:value-type="float">
            <text:p>1.95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71" calcext:value-type="float">
            <text:p>1.71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.18" calcext:value-type="float">
            <text:p>1.1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98" calcext:value-type="float">
            <text:p>0.9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2.03" calcext:value-type="float">
            <text:p>2.03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6" calcext:value-type="float">
            <text:p>0.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2.17" calcext:value-type="float">
            <text:p>2.1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2.12" calcext:value-type="float">
            <text:p>2.1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72" calcext:value-type="float">
            <text:p>0.7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2.06" calcext:value-type="float">
            <text:p>2.0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.11" calcext:value-type="float">
            <text:p>2.1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84" calcext:value-type="float">
            <text:p>1.84</text:p>
          </table:table-cell>
          <table:table-cell office:value-type="float" office:value="1.83" calcext:value-type="float">
            <text:p>1.83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81" calcext:value-type="float">
            <text:p>1.81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2.1" calcext:value-type="float">
            <text:p>2.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2.07" calcext:value-type="float">
            <text:p>2.07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73" calcext:value-type="float">
            <text:p>1.73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.24" calcext:value-type="float">
            <text:p>1.2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.99" calcext:value-type="float">
            <text:p>1.99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2.21" calcext:value-type="float">
            <text:p>2.21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2.08" calcext:value-type="float">
            <text:p>2.08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2.22" calcext:value-type="float">
            <text:p>2.22</text:p>
          </table:table-cell>
          <table:table-cell office:value-type="float" office:value="5.77" calcext:value-type="float">
            <text:p>5.77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44" calcext:value-type="float">
            <text:p>0.4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71" calcext:value-type="float">
            <text:p>0.7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8" calcext:value-type="float">
            <text:p>1.8</text:p>
          </table:table-cell>
          <table:table-cell office:value-type="float" office:value="1.83" calcext:value-type="float">
            <text:p>1.8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81" calcext:value-type="float">
            <text:p>1.81</text:p>
          </table:table-cell>
          <table:table-cell office:value-type="float" office:value="1.83" calcext:value-type="float">
            <text:p>1.83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79" calcext:value-type="float">
            <text:p>1.79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.31" calcext:value-type="float">
            <text:p>1.3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96" calcext:value-type="float">
            <text:p>0.9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73" calcext:value-type="float">
            <text:p>1.73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75" calcext:value-type="float">
            <text:p>1.75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83" calcext:value-type="float">
            <text:p>0.8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74" calcext:value-type="float">
            <text:p>1.74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76" calcext:value-type="float">
            <text:p>1.76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76" calcext:value-type="float">
            <text:p>1.76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.06" calcext:value-type="float">
            <text:p>1.0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74" calcext:value-type="float">
            <text:p>1.74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77" calcext:value-type="float">
            <text:p>1.77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76" calcext:value-type="float">
            <text:p>1.76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77" calcext:value-type="float">
            <text:p>1.77</text:p>
          </table:table-cell>
          <table:table-cell office:value-type="float" office:value="1.86" calcext:value-type="float">
            <text:p>1.86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77" calcext:value-type="float">
            <text:p>1.77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75" calcext:value-type="float">
            <text:p>1.75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81" calcext:value-type="float">
            <text:p>1.81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84" calcext:value-type="float">
            <text:p>1.84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37" calcext:value-type="float">
            <text:p>1.3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1.87" calcext:value-type="float">
            <text:p>1.87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85" calcext:value-type="float">
            <text:p>1.85</text:p>
          </table:table-cell>
          <table:table-cell office:value-type="float" office:value="1.87" calcext:value-type="float">
            <text:p>1.87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.77" calcext:value-type="float">
            <text:p>0.7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.15" calcext:value-type="float">
            <text:p>1.1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0.63" calcext:value-type="float">
            <text:p>0.6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.91" calcext:value-type="float">
            <text:p>1.91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0.7" calcext:value-type="float">
            <text:p>0.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0.57" calcext:value-type="float">
            <text:p>0.5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9" calcext:value-type="float">
            <text:p>1.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87" calcext:value-type="float">
            <text:p>1.87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87" calcext:value-type="float">
            <text:p>1.87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0.45" calcext:value-type="float">
            <text:p>0.4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0.98" calcext:value-type="float">
            <text:p>0.9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84" calcext:value-type="float">
            <text:p>1.84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87" calcext:value-type="float">
            <text:p>1.87</text:p>
          </table:table-cell>
          <table:table-cell office:value-type="float" office:value="1.92" calcext:value-type="float">
            <text:p>1.9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92" calcext:value-type="float">
            <text:p>1.92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1.27" calcext:value-type="float">
            <text:p>1.2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84" calcext:value-type="float">
            <text:p>1.84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0.71" calcext:value-type="float">
            <text:p>0.7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84" calcext:value-type="float">
            <text:p>1.84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0.75" calcext:value-type="float">
            <text:p>0.7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82" calcext:value-type="float">
            <text:p>1.82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.15" calcext:value-type="float">
            <text:p>1.1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91" calcext:value-type="float">
            <text:p>1.91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84" calcext:value-type="float">
            <text:p>1.84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0.7" calcext:value-type="float">
            <text:p>0.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0.72" calcext:value-type="float">
            <text:p>0.7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96" calcext:value-type="float">
            <text:p>0.9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0.98" calcext:value-type="float">
            <text:p>0.9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85" calcext:value-type="float">
            <text:p>0.8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13" calcext:value-type="float">
            <text:p>1.1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54" calcext:value-type="float">
            <text:p>0.5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.19" calcext:value-type="float">
            <text:p>1.1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0.87" calcext:value-type="float">
            <text:p>0.8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0.6" calcext:value-type="float">
            <text:p>0.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91" calcext:value-type="float">
            <text:p>1.91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0.6" calcext:value-type="float">
            <text:p>0.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9" calcext:value-type="float">
            <text:p>1.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1.18" calcext:value-type="float">
            <text:p>1.1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86" calcext:value-type="float">
            <text:p>1.86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84" calcext:value-type="float">
            <text:p>1.84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7" calcext:value-type="float">
            <text:p>0.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0.96" calcext:value-type="float">
            <text:p>0.9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8" calcext:value-type="float">
            <text:p>1.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0.51" calcext:value-type="float">
            <text:p>0.5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0.78" calcext:value-type="float">
            <text:p>0.7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0.93" calcext:value-type="float">
            <text:p>0.9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0.64" calcext:value-type="float">
            <text:p>0.6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.29" calcext:value-type="float">
            <text:p>1.2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92" calcext:value-type="float">
            <text:p>1.92</text:p>
          </table:table-cell>
          <table:table-cell office:value-type="float" office:value="1.94" calcext:value-type="float">
            <text:p>1.9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0.65" calcext:value-type="float">
            <text:p>0.6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1.27" calcext:value-type="float">
            <text:p>1.2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0.37" calcext:value-type="float">
            <text:p>0.3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91" calcext:value-type="float">
            <text:p>1.91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.28" calcext:value-type="float">
            <text:p>1.2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91" calcext:value-type="float">
            <text:p>1.91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89" calcext:value-type="float">
            <text:p>1.89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1.11" calcext:value-type="float">
            <text:p>1.1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0.33" calcext:value-type="float">
            <text:p>0.3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0.97" calcext:value-type="float">
            <text:p>0.9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1.28" calcext:value-type="float">
            <text:p>1.2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7" calcext:value-type="float">
            <text:p>0.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0.88" calcext:value-type="float">
            <text:p>0.8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0.77" calcext:value-type="float">
            <text:p>0.7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0.74" calcext:value-type="float">
            <text:p>0.7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96" calcext:value-type="float">
            <text:p>1.96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95" calcext:value-type="float">
            <text:p>1.95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1.28" calcext:value-type="float">
            <text:p>1.2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96" calcext:value-type="float">
            <text:p>1.96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.1" calcext:value-type="float">
            <text:p>1.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1.24" calcext:value-type="float">
            <text:p>1.2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0.74" calcext:value-type="float">
            <text:p>0.7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.18" calcext:value-type="float">
            <text:p>1.1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99" calcext:value-type="float">
            <text:p>1.99</text:p>
          </table:table-cell>
          <table:table-cell office:value-type="float" office:value="2.02" calcext:value-type="float">
            <text:p>2.02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1.2" calcext:value-type="float">
            <text:p>1.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2.03" calcext:value-type="float">
            <text:p>2.03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0.6" calcext:value-type="float">
            <text:p>0.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.2" calcext:value-type="float">
            <text:p>1.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0.82" calcext:value-type="float">
            <text:p>0.8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87" calcext:value-type="float">
            <text:p>587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0.89" calcext:value-type="float">
            <text:p>0.8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1.21" calcext:value-type="float">
            <text:p>1.2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0.68" calcext:value-type="float">
            <text:p>0.6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63" calcext:value-type="float">
            <text:p>0.6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3" calcext:value-type="float">
            <text:p>2.03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0.63" calcext:value-type="float">
            <text:p>0.6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1.09" calcext:value-type="float">
            <text:p>1.0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1.18" calcext:value-type="float">
            <text:p>1.1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02" calcext:value-type="float">
            <text:p>2.02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1.01" calcext:value-type="float">
            <text:p>1.0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0.37" calcext:value-type="float">
            <text:p>0.3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98" calcext:value-type="float">
            <text:p>1.98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1.2" calcext:value-type="float">
            <text:p>1.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01" calcext:value-type="float">
            <text:p>2.01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99" calcext:value-type="float">
            <text:p>0.9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99" calcext:value-type="float">
            <text:p>1.99</text:p>
          </table:table-cell>
          <table:table-cell office:value-type="float" office:value="2.04" calcext:value-type="float">
            <text:p>2.04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0.91" calcext:value-type="float">
            <text:p>0.9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2.04" calcext:value-type="float">
            <text:p>2.04</text:p>
          </table:table-cell>
          <table:table-cell office:value-type="float" office:value="4.84" calcext:value-type="float">
            <text:p>4.84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2"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0.43" calcext:value-type="float">
            <text:p>0.4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1.32" calcext:value-type="float">
            <text:p>1.3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1.03" calcext:value-type="float">
            <text:p>1.0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0.71" calcext:value-type="float">
            <text:p>0.7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1.18" calcext:value-type="float">
            <text:p>1.1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0.73" calcext:value-type="float">
            <text:p>0.7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1.14" calcext:value-type="float">
            <text:p>1.1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0.81" calcext:value-type="float">
            <text:p>0.81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95" calcext:value-type="float">
            <text:p>0.9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0.84" calcext:value-type="float">
            <text:p>0.84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1.05" calcext:value-type="float">
            <text:p>1.0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float" office:value="0.83" calcext:value-type="float">
            <text:p>0.8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.2" calcext:value-type="float">
            <text:p>1.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0.49" calcext:value-type="float">
            <text:p>0.4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8" calcext:value-type="float">
            <text:p>1.98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83" calcext:value-type="float">
            <text:p>0.83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01" calcext:value-type="float">
            <text:p>2.01</text:p>
          </table:table-cell>
          <table:table-cell office:value-type="float" office:value="2.05" calcext:value-type="float">
            <text:p>2.0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0.92" calcext:value-type="float">
            <text:p>0.9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1.22" calcext:value-type="float">
            <text:p>1.22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0.69" calcext:value-type="float">
            <text:p>0.69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1.25" calcext:value-type="float">
            <text:p>1.25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1.27" calcext:value-type="float">
            <text:p>1.27</text:p>
          </table:table-cell>
          <table:table-cell office:value-type="float" office:value="1.41" calcext:value-type="float">
            <text:p>1.41</text:p>
          </table:table-cell>
          <table:table-cell office:value-type="float" office:value="3.95" calcext:value-type="float">
            <text:p>3.95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13" calcext:value-type="float">
            <text:p>1.1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.08" calcext:value-type="float">
            <text:p>1.08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.23" calcext:value-type="float">
            <text:p>1.2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99" calcext:value-type="float">
            <text:p>0.9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59" calcext:value-type="float">
            <text:p>0.5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0.92" calcext:value-type="float">
            <text:p>0.9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1.3" calcext:value-type="float">
            <text:p>1.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0.82" calcext:value-type="float">
            <text:p>0.8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0.99" calcext:value-type="float">
            <text:p>0.9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.16" calcext:value-type="float">
            <text:p>1.16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0.95" calcext:value-type="float">
            <text:p>0.9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.25" calcext:value-type="float">
            <text:p>1.2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.04" calcext:value-type="float">
            <text:p>1.04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03" calcext:value-type="float">
            <text:p>2.03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.04" calcext:value-type="float">
            <text:p>1.04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06" calcext:value-type="float">
            <text:p>2.06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0.93" calcext:value-type="float">
            <text:p>0.9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0.89" calcext:value-type="float">
            <text:p>0.8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01" calcext:value-type="float">
            <text:p>2.01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0.9" calcext:value-type="float">
            <text:p>0.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03" calcext:value-type="float">
            <text:p>2.03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1.1" calcext:value-type="float">
            <text:p>1.1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01" calcext:value-type="float">
            <text:p>2.01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0.89" calcext:value-type="float">
            <text:p>0.8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0.67" calcext:value-type="float">
            <text:p>0.67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.24" calcext:value-type="float">
            <text:p>1.24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09" calcext:value-type="float">
            <text:p>2.09</text:p>
          </table:table-cell>
          <table:table-cell office:value-type="float" office:value="2.08" calcext:value-type="float">
            <text:p>2.08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1.12" calcext:value-type="float">
            <text:p>1.1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04" calcext:value-type="float">
            <text:p>2.04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0.85" calcext:value-type="float">
            <text:p>0.85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03" calcext:value-type="float">
            <text:p>2.03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1.24" calcext:value-type="float">
            <text:p>1.24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03" calcext:value-type="float">
            <text:p>2.03</text:p>
          </table:table-cell>
          <table:table-cell office:value-type="float" office:value="2.08" calcext:value-type="float">
            <text:p>2.08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0.98" calcext:value-type="float">
            <text:p>0.98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2.08" calcext:value-type="float">
            <text:p>2.08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.3" calcext:value-type="float">
            <text:p>1.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1.32" calcext:value-type="float">
            <text:p>1.3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0.82" calcext:value-type="float">
            <text:p>0.8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98" calcext:value-type="float">
            <text:p>0.98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.08" calcext:value-type="float">
            <text:p>1.08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.08" calcext:value-type="float">
            <text:p>1.08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07" calcext:value-type="float">
            <text:p>2.07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.13" calcext:value-type="float">
            <text:p>1.13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.29" calcext:value-type="float">
            <text:p>1.29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.27" calcext:value-type="float">
            <text:p>1.27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0.97" calcext:value-type="float">
            <text:p>0.97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.24" calcext:value-type="float">
            <text:p>1.24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01" calcext:value-type="float">
            <text:p>2.01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.02" calcext:value-type="float">
            <text:p>1.0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.42" calcext:value-type="float">
            <text:p>1.42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.17" calcext:value-type="float">
            <text:p>1.17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01" calcext:value-type="float">
            <text:p>2.01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0.81" calcext:value-type="float">
            <text:p>0.81</text:p>
          </table:table-cell>
          <table:table-cell office:value-type="float" office:value="1.44" calcext:value-type="float">
            <text:p>1.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4.04" calcext:value-type="float">
            <text:p>4.04</text:p>
          </table:table-cell>
          <table:table-cell table:number-columns-repeated="1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01" calcext:value-type="float">
            <text:p>2.01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.21" calcext:value-type="float">
            <text:p>1.2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07" calcext:value-type="float">
            <text:p>2.07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.07" calcext:value-type="float">
            <text:p>1.0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.34" calcext:value-type="float">
            <text:p>1.3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67" calcext:value-type="float">
            <text:p>0.6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0.75" calcext:value-type="float">
            <text:p>0.75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7" calcext:value-type="float">
            <text:p>2.07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.22" calcext:value-type="float">
            <text:p>1.2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99" calcext:value-type="float">
            <text:p>1.99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.07" calcext:value-type="float">
            <text:p>1.0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0.9" calcext:value-type="float">
            <text:p>0.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79" calcext:value-type="float">
            <text:p>0.7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0.98" calcext:value-type="float">
            <text:p>0.98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.1" calcext:value-type="float">
            <text:p>1.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0.82" calcext:value-type="float">
            <text:p>0.8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.13" calcext:value-type="float">
            <text:p>1.1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.12" calcext:value-type="float">
            <text:p>1.1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.03" calcext:value-type="float">
            <text:p>1.0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.27" calcext:value-type="float">
            <text:p>1.2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.02" calcext:value-type="float">
            <text:p>1.0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04" calcext:value-type="float">
            <text:p>2.04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.09" calcext:value-type="float">
            <text:p>1.0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0.71" calcext:value-type="float">
            <text:p>0.7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05" calcext:value-type="float">
            <text:p>2.05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.09" calcext:value-type="float">
            <text:p>1.0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02" calcext:value-type="float">
            <text:p>2.02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.2" calcext:value-type="float">
            <text:p>1.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03" calcext:value-type="float">
            <text:p>2.03</text:p>
          </table:table-cell>
          <table:table-cell office:value-type="float" office:value="2.09" calcext:value-type="float">
            <text:p>2.09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.18" calcext:value-type="float">
            <text:p>1.18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0.95" calcext:value-type="float">
            <text:p>0.95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01" calcext:value-type="float">
            <text:p>2.01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0.79" calcext:value-type="float">
            <text:p>0.7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.04" calcext:value-type="float">
            <text:p>1.0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.01" calcext:value-type="float">
            <text:p>1.0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.15" calcext:value-type="float">
            <text:p>1.15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0.92" calcext:value-type="float">
            <text:p>0.9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0.73" calcext:value-type="float">
            <text:p>0.7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04" calcext:value-type="float">
            <text:p>2.04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.2" calcext:value-type="float">
            <text:p>1.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.2" calcext:value-type="float">
            <text:p>1.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0.67" calcext:value-type="float">
            <text:p>0.6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02" calcext:value-type="float">
            <text:p>2.02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09" calcext:value-type="float">
            <text:p>2.09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02" calcext:value-type="float">
            <text:p>2.02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.02" calcext:value-type="float">
            <text:p>1.0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.09" calcext:value-type="float">
            <text:p>1.0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0.68" calcext:value-type="float">
            <text:p>0.68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06" calcext:value-type="float">
            <text:p>2.06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.11" calcext:value-type="float">
            <text:p>1.1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0.82" calcext:value-type="float">
            <text:p>0.82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04" calcext:value-type="float">
            <text:p>2.04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07" calcext:value-type="float">
            <text:p>2.07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.06" calcext:value-type="float">
            <text:p>1.06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.3" calcext:value-type="float">
            <text:p>1.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07" calcext:value-type="float">
            <text:p>2.07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.13" calcext:value-type="float">
            <text:p>1.1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.24" calcext:value-type="float">
            <text:p>1.2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.26" calcext:value-type="float">
            <text:p>1.26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.31" calcext:value-type="float">
            <text:p>1.3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.04" calcext:value-type="float">
            <text:p>1.0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01" calcext:value-type="float">
            <text:p>2.01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0.77" calcext:value-type="float">
            <text:p>0.7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0.84" calcext:value-type="float">
            <text:p>0.8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98" calcext:value-type="float">
            <text:p>0.98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.41" calcext:value-type="float">
            <text:p>1.41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09" calcext:value-type="float">
            <text:p>2.09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.07" calcext:value-type="float">
            <text:p>1.07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07" calcext:value-type="float">
            <text:p>2.07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0.99" calcext:value-type="float">
            <text:p>0.9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06" calcext:value-type="float">
            <text:p>2.06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0.89" calcext:value-type="float">
            <text:p>0.8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0.74" calcext:value-type="float">
            <text:p>0.7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0.99" calcext:value-type="float">
            <text:p>0.9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08" calcext:value-type="float">
            <text:p>2.08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.43" calcext:value-type="float">
            <text:p>1.43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.04" calcext:value-type="float">
            <text:p>1.04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08" calcext:value-type="float">
            <text:p>2.08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0.99" calcext:value-type="float">
            <text:p>0.99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03" calcext:value-type="float">
            <text:p>2.03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.26" calcext:value-type="float">
            <text:p>1.2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08" calcext:value-type="float">
            <text:p>2.08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0.82" calcext:value-type="float">
            <text:p>0.8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09" calcext:value-type="float">
            <text:p>2.09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76" calcext:value-type="float">
            <text:p>0.7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03" calcext:value-type="float">
            <text:p>2.03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49" calcext:value-type="float">
            <text:p>0.4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09" calcext:value-type="float">
            <text:p>2.09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64" calcext:value-type="float">
            <text:p>0.6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06" calcext:value-type="float">
            <text:p>2.06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.23" calcext:value-type="float">
            <text:p>1.2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09" calcext:value-type="float">
            <text:p>2.09</text:p>
          </table:table-cell>
          <table:table-cell office:value-type="float" office:value="2.14" calcext:value-type="float">
            <text:p>2.1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.45" calcext:value-type="float">
            <text:p>1.4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.43" calcext:value-type="float">
            <text:p>1.4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0.89" calcext:value-type="float">
            <text:p>0.8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0.48" calcext:value-type="float">
            <text:p>0.4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1.05" calcext:value-type="float">
            <text:p>1.0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.08" calcext:value-type="float">
            <text:p>1.0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1.18" calcext:value-type="float">
            <text:p>1.1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0.98" calcext:value-type="float">
            <text:p>0.9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.89" calcext:value-type="float">
            <text:p>0.8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.29" calcext:value-type="float">
            <text:p>1.2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0.89" calcext:value-type="float">
            <text:p>0.8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1.23" calcext:value-type="float">
            <text:p>1.2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1.28" calcext:value-type="float">
            <text:p>1.2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0.91" calcext:value-type="float">
            <text:p>0.9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0.87" calcext:value-type="float">
            <text:p>0.8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1.29" calcext:value-type="float">
            <text:p>1.2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1.03" calcext:value-type="float">
            <text:p>1.0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.23" calcext:value-type="float">
            <text:p>1.2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0.96" calcext:value-type="float">
            <text:p>0.9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1.06" calcext:value-type="float">
            <text:p>1.0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06" calcext:value-type="float">
            <text:p>2.06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96" calcext:value-type="float">
            <text:p>0.9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14" calcext:value-type="float">
            <text:p>2.14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1.04" calcext:value-type="float">
            <text:p>1.0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1.15" calcext:value-type="float">
            <text:p>1.1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.43" calcext:value-type="float">
            <text:p>1.4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06" calcext:value-type="float">
            <text:p>2.06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0.81" calcext:value-type="float">
            <text:p>0.8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1.07" calcext:value-type="float">
            <text:p>1.0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1.03" calcext:value-type="float">
            <text:p>1.0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1.09" calcext:value-type="float">
            <text:p>1.0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0.97" calcext:value-type="float">
            <text:p>0.9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1.11" calcext:value-type="float">
            <text:p>1.1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04" calcext:value-type="float">
            <text:p>2.04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1.13" calcext:value-type="float">
            <text:p>1.1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0.91" calcext:value-type="float">
            <text:p>0.9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.06" calcext:value-type="float">
            <text:p>1.0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.08" calcext:value-type="float">
            <text:p>1.0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.28" calcext:value-type="float">
            <text:p>1.2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1.37" calcext:value-type="float">
            <text:p>1.3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0.71" calcext:value-type="float">
            <text:p>0.7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1.18" calcext:value-type="float">
            <text:p>1.1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0.96" calcext:value-type="float">
            <text:p>0.9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1.31" calcext:value-type="float">
            <text:p>1.3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84" calcext:value-type="float">
            <text:p>0.8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0.8" calcext:value-type="float">
            <text:p>0.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05" calcext:value-type="float">
            <text:p>2.05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0.84" calcext:value-type="float">
            <text:p>0.8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11" calcext:value-type="float">
            <text:p>2.1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.28" calcext:value-type="float">
            <text:p>1.2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08" calcext:value-type="float">
            <text:p>2.08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1.01" calcext:value-type="float">
            <text:p>1.0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1.2" calcext:value-type="float">
            <text:p>1.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09" calcext:value-type="float">
            <text:p>2.09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.14" calcext:value-type="float">
            <text:p>1.1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12" calcext:value-type="float">
            <text:p>2.12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1.06" calcext:value-type="float">
            <text:p>1.0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1.09" calcext:value-type="float">
            <text:p>1.0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1.08" calcext:value-type="float">
            <text:p>1.08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17" calcext:value-type="float">
            <text:p>2.17</text:p>
          </table:table-cell>
          <table:table-cell office:value-type="float" office:value="2.16" calcext:value-type="float">
            <text:p>2.16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.35" calcext:value-type="float">
            <text:p>1.3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0.93" calcext:value-type="float">
            <text:p>0.9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.04" calcext:value-type="float">
            <text:p>1.0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1.29" calcext:value-type="float">
            <text:p>1.29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1.05" calcext:value-type="float">
            <text:p>1.0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14" calcext:value-type="float">
            <text:p>2.14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0.55" calcext:value-type="float">
            <text:p>0.5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12" calcext:value-type="float">
            <text:p>2.12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1.05" calcext:value-type="float">
            <text:p>1.0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1" calcext:value-type="float">
            <text:p>2.1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0.85" calcext:value-type="float">
            <text:p>0.8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0.83" calcext:value-type="float">
            <text:p>0.8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12" calcext:value-type="float">
            <text:p>2.12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.22" calcext:value-type="float">
            <text:p>1.2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.07" calcext:value-type="float">
            <text:p>1.0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1.42" calcext:value-type="float">
            <text:p>1.4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12" calcext:value-type="float">
            <text:p>2.12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.34" calcext:value-type="float">
            <text:p>1.34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1.21" calcext:value-type="float">
            <text:p>1.21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1.12" calcext:value-type="float">
            <text:p>1.1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14" calcext:value-type="float">
            <text:p>2.14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1.15" calcext:value-type="float">
            <text:p>1.15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15" calcext:value-type="float">
            <text:p>2.15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.12" calcext:value-type="float">
            <text:p>1.12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11" calcext:value-type="float">
            <text:p>2.11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14" calcext:value-type="float">
            <text:p>2.14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.43" calcext:value-type="float">
            <text:p>1.43</text:p>
          </table:table-cell>
          <table:table-cell office:value-type="float" office:value="1.55" calcext:value-type="float">
            <text:p>1.55</text:p>
          </table:table-cell>
          <table:table-cell office:value-type="float" office:value="4.07" calcext:value-type="float">
            <text:p>4.07</text:p>
          </table:table-cell>
          <table:table-cell table:number-columns-repeated="1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13" calcext:value-type="float">
            <text:p>2.13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1.02" calcext:value-type="float">
            <text:p>1.02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0.94" calcext:value-type="float">
            <text:p>0.94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14" calcext:value-type="float">
            <text:p>2.14</text:p>
          </table:table-cell>
          <table:table-cell office:value-type="float" office:value="2.18" calcext:value-type="float">
            <text:p>2.18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1.44" calcext:value-type="float">
            <text:p>1.44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1.25" calcext:value-type="float">
            <text:p>1.25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0.78" calcext:value-type="float">
            <text:p>0.78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.34" calcext:value-type="float">
            <text:p>1.34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13" calcext:value-type="float">
            <text:p>2.13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.27" calcext:value-type="float">
            <text:p>1.27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0.82" calcext:value-type="float">
            <text:p>0.82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13" calcext:value-type="float">
            <text:p>2.13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1.22" calcext:value-type="float">
            <text:p>1.22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1.1" calcext:value-type="float">
            <text:p>1.1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14" calcext:value-type="float">
            <text:p>2.14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1.22" calcext:value-type="float">
            <text:p>1.22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9" calcext:value-type="float">
            <text:p>0.89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12" calcext:value-type="float">
            <text:p>2.12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1.09" calcext:value-type="float">
            <text:p>1.09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0.98" calcext:value-type="float">
            <text:p>0.98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16" calcext:value-type="float">
            <text:p>2.16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0.94" calcext:value-type="float">
            <text:p>0.94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0.9" calcext:value-type="float">
            <text:p>0.9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1.14" calcext:value-type="float">
            <text:p>1.14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.26" calcext:value-type="float">
            <text:p>1.26</text:p>
          </table:table-cell>
          <table:table-cell office:value-type="float" office:value="1.56" calcext:value-type="float">
            <text:p>1.56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1.14" calcext:value-type="float">
            <text:p>1.1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11" calcext:value-type="float">
            <text:p>2.11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.21" calcext:value-type="float">
            <text:p>1.2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16" calcext:value-type="float">
            <text:p>2.16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.03" calcext:value-type="float">
            <text:p>1.0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1.16" calcext:value-type="float">
            <text:p>1.1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0.68" calcext:value-type="float">
            <text:p>0.6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1.09" calcext:value-type="float">
            <text:p>1.0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5.26" calcext:value-type="float">
            <text:p>5.26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4" calcext:value-type="float">
            <text:p>894</text:p>
          </table:table-cell>
          <table:table-cell office:value-type="float" office:value="1.27" calcext:value-type="float">
            <text:p>1.2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5" calcext:value-type="float">
            <text:p>895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6" calcext:value-type="float">
            <text:p>896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7" calcext:value-type="float">
            <text:p>897</text:p>
          </table:table-cell>
          <table:table-cell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8" calcext:value-type="float">
            <text:p>898</text:p>
          </table:table-cell>
          <table:table-cell office:value-type="float" office:value="1.21" calcext:value-type="float">
            <text:p>1.2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899" calcext:value-type="float">
            <text:p>899</text:p>
          </table:table-cell>
          <table:table-cell office:value-type="float" office:value="1.35" calcext:value-type="float">
            <text:p>1.3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0" calcext:value-type="float">
            <text:p>900</text:p>
          </table:table-cell>
          <table:table-cell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1" calcext:value-type="float">
            <text:p>901</text:p>
          </table:table-cell>
          <table:table-cell office:value-type="float" office:value="0.84" calcext:value-type="float">
            <text:p>0.8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3" calcext:value-type="float">
            <text:p>903</text:p>
          </table:table-cell>
          <table:table-cell office:value-type="float" office:value="0.98" calcext:value-type="float">
            <text:p>0.9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4" calcext:value-type="float">
            <text:p>904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5" calcext:value-type="float">
            <text:p>905</text:p>
          </table:table-cell>
          <table:table-cell office:value-type="float" office:value="1.37" calcext:value-type="float">
            <text:p>1.3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6" calcext:value-type="float">
            <text:p>906</text:p>
          </table:table-cell>
          <table:table-cell office:value-type="float" office:value="0.68" calcext:value-type="float">
            <text:p>0.6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7" calcext:value-type="float">
            <text:p>907</text:p>
          </table:table-cell>
          <table:table-cell office:value-type="float" office:value="1.15" calcext:value-type="float">
            <text:p>1.1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8" calcext:value-type="float">
            <text:p>908</text:p>
          </table:table-cell>
          <table:table-cell office:value-type="float" office:value="1.19" calcext:value-type="float">
            <text:p>1.1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09" calcext:value-type="float">
            <text:p>909</text:p>
          </table:table-cell>
          <table:table-cell office:value-type="float" office:value="0.95" calcext:value-type="float">
            <text:p>0.9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0" calcext:value-type="float">
            <text:p>910</text:p>
          </table:table-cell>
          <table:table-cell office:value-type="float" office:value="1.15" calcext:value-type="float">
            <text:p>1.1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1" calcext:value-type="float">
            <text:p>911</text:p>
          </table:table-cell>
          <table:table-cell office:value-type="float" office:value="0.98" calcext:value-type="float">
            <text:p>0.9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2" calcext:value-type="float">
            <text:p>912</text:p>
          </table:table-cell>
          <table:table-cell office:value-type="float" office:value="1.21" calcext:value-type="float">
            <text:p>1.2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3" calcext:value-type="float">
            <text:p>913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4" calcext:value-type="float">
            <text:p>914</text:p>
          </table:table-cell>
          <table:table-cell office:value-type="float" office:value="1.5" calcext:value-type="float">
            <text:p>1.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5" calcext:value-type="float">
            <text:p>915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6" calcext:value-type="float">
            <text:p>916</text:p>
          </table:table-cell>
          <table:table-cell office:value-type="float" office:value="0.92" calcext:value-type="float">
            <text:p>0.9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7" calcext:value-type="float">
            <text:p>917</text:p>
          </table:table-cell>
          <table:table-cell office:value-type="float" office:value="0.94" calcext:value-type="float">
            <text:p>0.9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8" calcext:value-type="float">
            <text:p>918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19" calcext:value-type="float">
            <text:p>919</text:p>
          </table:table-cell>
          <table:table-cell office:value-type="float" office:value="1.19" calcext:value-type="float">
            <text:p>1.1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0" calcext:value-type="float">
            <text:p>920</text:p>
          </table:table-cell>
          <table:table-cell office:value-type="float" office:value="0.81" calcext:value-type="float">
            <text:p>0.8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1" calcext:value-type="float">
            <text:p>921</text:p>
          </table:table-cell>
          <table:table-cell office:value-type="float" office:value="0.99" calcext:value-type="float">
            <text:p>0.9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2" calcext:value-type="float">
            <text:p>922</text:p>
          </table:table-cell>
          <table:table-cell office:value-type="float" office:value="0.94" calcext:value-type="float">
            <text:p>0.9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3" calcext:value-type="float">
            <text:p>923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4" calcext:value-type="float">
            <text:p>924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5" calcext:value-type="float">
            <text:p>925</text:p>
          </table:table-cell>
          <table:table-cell office:value-type="float" office:value="1.47" calcext:value-type="float">
            <text:p>1.4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6" calcext:value-type="float">
            <text:p>926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7" calcext:value-type="float">
            <text:p>927</text:p>
          </table:table-cell>
          <table:table-cell office:value-type="float" office:value="0.92" calcext:value-type="float">
            <text:p>0.9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8" calcext:value-type="float">
            <text:p>928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29" calcext:value-type="float">
            <text:p>929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0" calcext:value-type="float">
            <text:p>930</text:p>
          </table:table-cell>
          <table:table-cell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1" calcext:value-type="float">
            <text:p>931</text:p>
          </table:table-cell>
          <table:table-cell office:value-type="float" office:value="0.88" calcext:value-type="float">
            <text:p>0.8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2" calcext:value-type="float">
            <text:p>932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3" calcext:value-type="float">
            <text:p>933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4" calcext:value-type="float">
            <text:p>934</text:p>
          </table:table-cell>
          <table:table-cell office:value-type="float" office:value="1.27" calcext:value-type="float">
            <text:p>1.2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5" calcext:value-type="float">
            <text:p>935</text:p>
          </table:table-cell>
          <table:table-cell office:value-type="float" office:value="1.31" calcext:value-type="float">
            <text:p>1.3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6" calcext:value-type="float">
            <text:p>936</text:p>
          </table:table-cell>
          <table:table-cell office:value-type="float" office:value="1.17" calcext:value-type="float">
            <text:p>1.1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7" calcext:value-type="float">
            <text:p>937</text:p>
          </table:table-cell>
          <table:table-cell office:value-type="float" office:value="1.08" calcext:value-type="float">
            <text:p>1.0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office:value-type="float" office:value="1.19" calcext:value-type="float">
            <text:p>1.1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  <table:table-cell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0" calcext:value-type="float">
            <text:p>940</text:p>
          </table:table-cell>
          <table:table-cell office:value-type="float" office:value="0.99" calcext:value-type="float">
            <text:p>0.9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1" calcext:value-type="float">
            <text:p>941</text:p>
          </table:table-cell>
          <table:table-cell office:value-type="float" office:value="0.89" calcext:value-type="float">
            <text:p>0.8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2" calcext:value-type="float">
            <text:p>942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3" calcext:value-type="float">
            <text:p>943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4" calcext:value-type="float">
            <text:p>944</text:p>
          </table:table-cell>
          <table:table-cell office:value-type="float" office:value="1.12" calcext:value-type="float">
            <text:p>1.1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6" calcext:value-type="float">
            <text:p>946</text:p>
          </table:table-cell>
          <table:table-cell office:value-type="float" office:value="0.98" calcext:value-type="float">
            <text:p>0.9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7" calcext:value-type="float">
            <text:p>947</text:p>
          </table:table-cell>
          <table:table-cell office:value-type="float" office:value="1.14" calcext:value-type="float">
            <text:p>1.1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49" calcext:value-type="float">
            <text:p>949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0" calcext:value-type="float">
            <text:p>950</text:p>
          </table:table-cell>
          <table:table-cell office:value-type="float" office:value="1.14" calcext:value-type="float">
            <text:p>1.1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1" calcext:value-type="float">
            <text:p>951</text:p>
          </table:table-cell>
          <table:table-cell office:value-type="float" office:value="0.93" calcext:value-type="float">
            <text:p>0.9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2" calcext:value-type="float">
            <text:p>952</text:p>
          </table:table-cell>
          <table:table-cell office:value-type="float" office:value="1.3" calcext:value-type="float">
            <text:p>1.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3" calcext:value-type="float">
            <text:p>953</text:p>
          </table:table-cell>
          <table:table-cell office:value-type="float" office:value="0.89" calcext:value-type="float">
            <text:p>0.8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4" calcext:value-type="float">
            <text:p>954</text:p>
          </table:table-cell>
          <table:table-cell office:value-type="float" office:value="0.99" calcext:value-type="float">
            <text:p>0.9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5" calcext:value-type="float">
            <text:p>955</text:p>
          </table:table-cell>
          <table:table-cell office:value-type="float" office:value="1.07" calcext:value-type="float">
            <text:p>1.0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6" calcext:value-type="float">
            <text:p>956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7" calcext:value-type="float">
            <text:p>957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8" calcext:value-type="float">
            <text:p>958</text:p>
          </table:table-cell>
          <table:table-cell office:value-type="float" office:value="1.07" calcext:value-type="float">
            <text:p>1.0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59" calcext:value-type="float">
            <text:p>959</text:p>
          </table:table-cell>
          <table:table-cell office:value-type="float" office:value="0.94" calcext:value-type="float">
            <text:p>0.9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0" calcext:value-type="float">
            <text:p>960</text:p>
          </table:table-cell>
          <table:table-cell office:value-type="float" office:value="1.11" calcext:value-type="float">
            <text:p>1.1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1" calcext:value-type="float">
            <text:p>961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2" calcext:value-type="float">
            <text:p>962</text:p>
          </table:table-cell>
          <table:table-cell office:value-type="float" office:value="1.36" calcext:value-type="float">
            <text:p>1.3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3" calcext:value-type="float">
            <text:p>963</text:p>
          </table:table-cell>
          <table:table-cell office:value-type="float" office:value="0.86" calcext:value-type="float">
            <text:p>0.8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4" calcext:value-type="float">
            <text:p>964</text:p>
          </table:table-cell>
          <table:table-cell office:value-type="float" office:value="0.73" calcext:value-type="float">
            <text:p>0.7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5" calcext:value-type="float">
            <text:p>965</text:p>
          </table:table-cell>
          <table:table-cell office:value-type="float" office:value="0.85" calcext:value-type="float">
            <text:p>0.8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6" calcext:value-type="float">
            <text:p>966</text:p>
          </table:table-cell>
          <table:table-cell office:value-type="float" office:value="1.27" calcext:value-type="float">
            <text:p>1.2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7" calcext:value-type="float">
            <text:p>967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8" calcext:value-type="float">
            <text:p>968</text:p>
          </table:table-cell>
          <table:table-cell office:value-type="float" office:value="0.79" calcext:value-type="float">
            <text:p>0.7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69" calcext:value-type="float">
            <text:p>969</text:p>
          </table:table-cell>
          <table:table-cell office:value-type="float" office:value="1.07" calcext:value-type="float">
            <text:p>1.0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0" calcext:value-type="float">
            <text:p>970</text:p>
          </table:table-cell>
          <table:table-cell office:value-type="float" office:value="1.11" calcext:value-type="float">
            <text:p>1.1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1" calcext:value-type="float">
            <text:p>971</text:p>
          </table:table-cell>
          <table:table-cell office:value-type="float" office:value="1.02" calcext:value-type="float">
            <text:p>1.0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2" calcext:value-type="float">
            <text:p>972</text:p>
          </table:table-cell>
          <table:table-cell office:value-type="float" office:value="1.24" calcext:value-type="float">
            <text:p>1.2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  <table:table-cell office:value-type="float" office:value="0.95" calcext:value-type="float">
            <text:p>0.9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4" calcext:value-type="float">
            <text:p>974</text:p>
          </table:table-cell>
          <table:table-cell office:value-type="float" office:value="1.16" calcext:value-type="float">
            <text:p>1.1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5" calcext:value-type="float">
            <text:p>975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6" calcext:value-type="float">
            <text:p>976</text:p>
          </table:table-cell>
          <table:table-cell office:value-type="float" office:value="0.96" calcext:value-type="float">
            <text:p>0.9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7" calcext:value-type="float">
            <text:p>977</text:p>
          </table:table-cell>
          <table:table-cell office:value-type="float" office:value="1.2" calcext:value-type="float">
            <text:p>1.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8" calcext:value-type="float">
            <text:p>978</text:p>
          </table:table-cell>
          <table:table-cell office:value-type="float" office:value="0.73" calcext:value-type="float">
            <text:p>0.7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79" calcext:value-type="float">
            <text:p>979</text:p>
          </table:table-cell>
          <table:table-cell office:value-type="float" office:value="1.16" calcext:value-type="float">
            <text:p>1.1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0" calcext:value-type="float">
            <text:p>980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1" calcext:value-type="float">
            <text:p>981</text:p>
          </table:table-cell>
          <table:table-cell office:value-type="float" office:value="1.1" calcext:value-type="float">
            <text:p>1.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2" calcext:value-type="float">
            <text:p>982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3" calcext:value-type="float">
            <text:p>983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4" calcext:value-type="float">
            <text:p>984</text:p>
          </table:table-cell>
          <table:table-cell office:value-type="float" office:value="1.17" calcext:value-type="float">
            <text:p>1.1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5" calcext:value-type="float">
            <text:p>985</text:p>
          </table:table-cell>
          <table:table-cell office:value-type="float" office:value="1.14" calcext:value-type="float">
            <text:p>1.1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6" calcext:value-type="float">
            <text:p>986</text:p>
          </table:table-cell>
          <table:table-cell office:value-type="float" office:value="1.07" calcext:value-type="float">
            <text:p>1.0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8" calcext:value-type="float">
            <text:p>988</text:p>
          </table:table-cell>
          <table:table-cell office:value-type="float" office:value="1.13" calcext:value-type="float">
            <text:p>1.1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89" calcext:value-type="float">
            <text:p>989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0" calcext:value-type="float">
            <text:p>990</text:p>
          </table:table-cell>
          <table:table-cell office:value-type="float" office:value="1.26" calcext:value-type="float">
            <text:p>1.2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1" calcext:value-type="float">
            <text:p>991</text:p>
          </table:table-cell>
          <table:table-cell office:value-type="float" office:value="0.98" calcext:value-type="float">
            <text:p>0.98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2" calcext:value-type="float">
            <text:p>992</text:p>
          </table:table-cell>
          <table:table-cell office:value-type="float" office:value="1.39" calcext:value-type="float">
            <text:p>1.39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3" calcext:value-type="float">
            <text:p>993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4" calcext:value-type="float">
            <text:p>994</text:p>
          </table:table-cell>
          <table:table-cell office:value-type="float" office:value="0.73" calcext:value-type="float">
            <text:p>0.7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5" calcext:value-type="float">
            <text:p>995</text:p>
          </table:table-cell>
          <table:table-cell office:value-type="float" office:value="0.84" calcext:value-type="float">
            <text:p>0.84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6" calcext:value-type="float">
            <text:p>996</text:p>
          </table:table-cell>
          <table:table-cell office:value-type="float" office:value="0.86" calcext:value-type="float">
            <text:p>0.8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7" calcext:value-type="float">
            <text:p>997</text:p>
          </table:table-cell>
          <table:table-cell office:value-type="float" office:value="0.97" calcext:value-type="float">
            <text:p>0.97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8" calcext:value-type="float">
            <text:p>998</text:p>
          </table:table-cell>
          <table:table-cell office:value-type="float" office:value="0.92" calcext:value-type="float">
            <text:p>0.9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999" calcext:value-type="float">
            <text:p>999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1.03" calcext:value-type="float">
            <text:p>1.0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1" calcext:value-type="float">
            <text:p>1001</text:p>
          </table:table-cell>
          <table:table-cell office:value-type="float" office:value="1.01" calcext:value-type="float">
            <text:p>1.01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2" calcext:value-type="float">
            <text:p>1002</text:p>
          </table:table-cell>
          <table:table-cell office:value-type="float" office:value="1.05" calcext:value-type="float">
            <text:p>1.05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3" calcext:value-type="float">
            <text:p>1003</text:p>
          </table:table-cell>
          <table:table-cell office:value-type="float" office:value="0.96" calcext:value-type="float">
            <text:p>0.9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  <table:table-cell office:value-type="float" office:value="1.02" calcext:value-type="float">
            <text:p>1.02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5" calcext:value-type="float">
            <text:p>1005</text:p>
          </table:table-cell>
          <table:table-cell office:value-type="float" office:value="1.46" calcext:value-type="float">
            <text:p>1.46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1006" calcext:value-type="float">
            <text:p>1006</text:p>
          </table:table-cell>
          <table:table-cell office:value-type="float" office:value="1.03" calcext:value-type="float">
            <text:p>1.03</text:p>
          </table:table-cell>
          <table:table-cell office:value-type="float" office:value="1.58" calcext:value-type="float">
            <text:p>1.58</text:p>
          </table:table-cell>
          <table:table-cell office:value-type="float" office:value="4.08" calcext:value-type="float">
            <text:p>4.0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6:46:38.532973588</meta:creation-date>
    <dc:date>2023-11-28T14:54:53.850667080</dc:date>
    <meta:editing-duration>PT36M44S</meta:editing-duration>
    <meta:editing-cycles>1</meta:editing-cycles>
    <meta:document-statistic meta:table-count="1" meta:cell-count="1065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line" chart:style-name="ch1">
        <chart:legend chart:legend-position="end" svg:x="13.876cm" svg:y="3.23cm" style:legend-expansion="high" chart:style-name="ch2"/>
        <chart:plot-area chart:style-name="ch3" table:cell-range-address="Sheet1.B7:Sheet1.B307 Sheet1.G7:Sheet1.G307 Sheet1.L7:Sheet1.L307 Sheet1.Q7:Sheet1.Q307" svg:x="0.32cm" svg:y="0.179cm" svg:width="13.236cm" svg:height="8.618cm">
          <chart:coordinate-region svg:x="0.862cm" svg:y="0.378cm" svg:width="12.694cm" svg:height="8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307" chart:class="chart:line">
            <chart:data-point chart:repeated="301"/>
          </chart:series>
          <chart:series chart:style-name="ch7" chart:values-cell-range-address="Sheet1.G7:Sheet1.G307" chart:class="chart:line">
            <chart:data-point chart:repeated="301"/>
          </chart:series>
          <chart:series chart:style-name="ch8" chart:values-cell-range-address="Sheet1.L7:Sheet1.L307" chart:class="chart:line">
            <chart:data-point chart:repeated="301"/>
          </chart:series>
          <chart:series chart:style-name="ch9" chart:values-cell-range-address="Sheet1.Q7:Sheet1.Q307" chart:class="chart:line"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G</text:p>
              </table:table-cell>
              <table:table-cell office:value-type="string">
                <text:p>列 L</text:p>
              </table:table-cell>
              <table:table-cell office:value-type="string">
                <text:p>列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5">
                <text:p>-4.95</text:p>
                <draw:g>
                  <svg:desc>Sheet1.B7:Sheet1.B307</svg:desc>
                </draw:g>
              </table:table-cell>
              <table:table-cell office:value-type="float" office:value="-4.58">
                <text:p>-4.58</text:p>
                <draw:g>
                  <svg:desc>Sheet1.G7:Sheet1.G307</svg:desc>
                </draw:g>
              </table:table-cell>
              <table:table-cell office:value-type="float" office:value="-5.31">
                <text:p>-5.31</text:p>
                <draw:g>
                  <svg:desc>Sheet1.L7:Sheet1.L307</svg:desc>
                </draw:g>
              </table:table-cell>
              <table:table-cell office:value-type="float" office:value="-5.75">
                <text:p>-5.75</text:p>
                <draw:g>
                  <svg:desc>Sheet1.Q7:Sheet1.Q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4">
                <text:p>-4.84</text:p>
              </table:table-cell>
              <table:table-cell office:value-type="float" office:value="-3.18">
                <text:p>-3.18</text:p>
              </table:table-cell>
              <table:table-cell office:value-type="float" office:value="-4.33">
                <text:p>-4.33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29">
                <text:p>-4.29</text:p>
              </table:table-cell>
              <table:table-cell office:value-type="float" office:value="-3.3">
                <text:p>-3.3</text:p>
              </table:table-cell>
              <table:table-cell office:value-type="float" office:value="-4.31">
                <text:p>-4.31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4">
                <text:p>-4.14</text:p>
              </table:table-cell>
              <table:table-cell office:value-type="float" office:value="-3.21">
                <text:p>-3.21</text:p>
              </table:table-cell>
              <table:table-cell office:value-type="float" office:value="-2.45">
                <text:p>-2.45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95">
                <text:p>-3.95</text:p>
              </table:table-cell>
              <table:table-cell office:value-type="float" office:value="-3.36">
                <text:p>-3.36</text:p>
              </table:table-cell>
              <table:table-cell office:value-type="float" office:value="-2.23">
                <text:p>-2.23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66">
                <text:p>-3.66</text:p>
              </table:table-cell>
              <table:table-cell office:value-type="float" office:value="-3.22">
                <text:p>-3.22</text:p>
              </table:table-cell>
              <table:table-cell office:value-type="float" office:value="-1.9">
                <text:p>-1.9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3">
                <text:p>-3.3</text:p>
              </table:table-cell>
              <table:table-cell office:value-type="float" office:value="-3.15">
                <text:p>-3.15</text:p>
              </table:table-cell>
              <table:table-cell office:value-type="float" office:value="-1.49">
                <text:p>-1.49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24">
                <text:p>-3.24</text:p>
              </table:table-cell>
              <table:table-cell office:value-type="float" office:value="-2.8">
                <text:p>-2.8</text:p>
              </table:table-cell>
              <table:table-cell office:value-type="float" office:value="-1.61">
                <text:p>-1.6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8">
                <text:p>-2.88</text:p>
              </table:table-cell>
              <table:table-cell office:value-type="float" office:value="-2.65">
                <text:p>-2.65</text:p>
              </table:table-cell>
              <table:table-cell office:value-type="float" office:value="-1.47">
                <text:p>-1.47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">
                <text:p>-0.9</text:p>
              </table:table-cell>
              <table:table-cell office:value-type="float" office:value="-2.33">
                <text:p>-2.33</text:p>
              </table:table-cell>
              <table:table-cell office:value-type="float" office:value="-1.18">
                <text:p>-1.18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8">
                <text:p>-0.78</text:p>
              </table:table-cell>
              <table:table-cell office:value-type="float" office:value="-2.19">
                <text:p>-2.19</text:p>
              </table:table-cell>
              <table:table-cell office:value-type="float" office:value="-1.4">
                <text:p>-1.4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6">
                <text:p>-0.86</text:p>
              </table:table-cell>
              <table:table-cell office:value-type="float" office:value="-2.4">
                <text:p>-2.4</text:p>
              </table:table-cell>
              <table:table-cell office:value-type="float" office:value="-0.66">
                <text:p>-0.66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1">
                <text:p>-0.71</text:p>
              </table:table-cell>
              <table:table-cell office:value-type="float" office:value="-1.76">
                <text:p>-1.76</text:p>
              </table:table-cell>
              <table:table-cell office:value-type="float" office:value="-0.53">
                <text:p>-0.53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">
                <text:p>-0.03</text:p>
              </table:table-cell>
              <table:table-cell office:value-type="float" office:value="-1.6">
                <text:p>-1.6</text:p>
              </table:table-cell>
              <table:table-cell office:value-type="float" office:value="-0.56">
                <text:p>-0.56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-1.54">
                <text:p>-1.54</text:p>
              </table:table-cell>
              <table:table-cell office:value-type="float" office:value="-0.5">
                <text:p>-0.5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4">
                <text:p>-0.14</text:p>
              </table:table-cell>
              <table:table-cell office:value-type="float" office:value="-1.44">
                <text:p>-1.44</text:p>
              </table:table-cell>
              <table:table-cell office:value-type="float" office:value="-0.16">
                <text:p>-0.16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-0.74">
                <text:p>-0.74</text:p>
              </table:table-cell>
              <table:table-cell office:value-type="float" office:value="0.09">
                <text:p>0.09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">
                <text:p>0.07</text:p>
              </table:table-cell>
              <table:table-cell office:value-type="float" office:value="-1.12">
                <text:p>-1.12</text:p>
              </table:table-cell>
              <table:table-cell office:value-type="float" office:value="-0.27">
                <text:p>-0.2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28">
                <text:p>-0.28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-0.38">
                <text:p>-0.38</text:p>
              </table:table-cell>
              <table:table-cell office:value-type="float" office:value="0.05">
                <text:p>0.0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-0.51">
                <text:p>-0.51</text:p>
              </table:table-cell>
              <table:table-cell office:value-type="float" office:value="-0.04">
                <text:p>-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  <table:table-cell office:value-type="float" office:value="-0.26">
                <text:p>-0.26</text:p>
              </table:table-cell>
              <table:table-cell office:value-type="float" office:value="0.12">
                <text:p>0.1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">
                <text:p>0.47</text:p>
              </table:table-cell>
              <table:table-cell office:value-type="float" office:value="-0.06">
                <text:p>-0.06</text:p>
              </table:table-cell>
              <table:table-cell office:value-type="float" office:value="0.23">
                <text:p>0.2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0.55">
                <text:p>0.5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-0.31">
                <text:p>-0.31</text:p>
              </table:table-cell>
              <table:table-cell office:value-type="float" office:value="0.06">
                <text:p>0.0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-0.22">
                <text:p>-0.22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">
                <text:p>0.33</text:p>
              </table:table-cell>
              <table:table-cell office:value-type="float" office:value="0.06">
                <text:p>0.06</text:p>
              </table:table-cell>
              <table:table-cell office:value-type="float" office:value="0.51">
                <text:p>0.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-0.2">
                <text:p>-0.2</text:p>
              </table:table-cell>
              <table:table-cell office:value-type="float" office:value="0.46">
                <text:p>0.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0.14">
                <text:p>0.14</text:p>
              </table:table-cell>
              <table:table-cell office:value-type="float" office:value="0.73">
                <text:p>0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  <table:table-cell office:value-type="float" office:value="1.09">
                <text:p>1.0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88">
                <text:p>0.8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93">
                <text:p>0.9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">
                <text:p>0.29</text:p>
              </table:table-cell>
              <table:table-cell office:value-type="float" office:value="0.24">
                <text:p>0.24</text:p>
              </table:table-cell>
              <table:table-cell office:value-type="float" office:value="1.03">
                <text:p>1.03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61">
                <text:p>0.61</text:p>
              </table:table-cell>
              <table:table-cell office:value-type="float" office:value="1.03">
                <text:p>1.0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">
                <text:p>0.43</text:p>
              </table:table-cell>
              <table:table-cell office:value-type="float" office:value="0.26">
                <text:p>0.26</text:p>
              </table:table-cell>
              <table:table-cell office:value-type="float" office:value="1.02">
                <text:p>1.0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">
                <text:p>0.41</text:p>
              </table:table-cell>
              <table:table-cell office:value-type="float" office:value="0.32">
                <text:p>0.32</text:p>
              </table:table-cell>
              <table:table-cell office:value-type="float" office:value="1.1">
                <text:p>1.1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0.41">
                <text:p>0.41</text:p>
              </table:table-cell>
              <table:table-cell office:value-type="float" office:value="1.12">
                <text:p>1.1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32">
                <text:p>0.32</text:p>
              </table:table-cell>
              <table:table-cell office:value-type="float" office:value="1.05">
                <text:p>1.0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  <table:table-cell office:value-type="float" office:value="1.15">
                <text:p>1.15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">
                <text:p>0.53</text:p>
              </table:table-cell>
              <table:table-cell office:value-type="float" office:value="0.58">
                <text:p>0.58</text:p>
              </table:table-cell>
              <table:table-cell office:value-type="float" office:value="1.14">
                <text:p>1.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39">
                <text:p>0.39</text:p>
              </table:table-cell>
              <table:table-cell office:value-type="float" office:value="1.28">
                <text:p>1.2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1.08">
                <text:p>1.0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">
                <text:p>0.38</text:p>
              </table:table-cell>
              <table:table-cell office:value-type="float" office:value="0.25">
                <text:p>0.25</text:p>
              </table:table-cell>
              <table:table-cell office:value-type="float" office:value="1.24">
                <text:p>1.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  <table:table-cell office:value-type="float" office:value="1.2">
                <text:p>1.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42">
                <text:p>0.42</text:p>
              </table:table-cell>
              <table:table-cell office:value-type="float" office:value="1.29">
                <text:p>1.2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">
                <text:p>0.44</text:p>
              </table:table-cell>
              <table:table-cell office:value-type="float" office:value="0.25">
                <text:p>0.25</text:p>
              </table:table-cell>
              <table:table-cell office:value-type="float" office:value="1.23">
                <text:p>1.2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">
                <text:p>0.47</text:p>
              </table:table-cell>
              <table:table-cell office:value-type="float" office:value="0.84">
                <text:p>0.84</text:p>
              </table:table-cell>
              <table:table-cell office:value-type="float" office:value="1.38">
                <text:p>1.38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81">
                <text:p>0.81</text:p>
              </table:table-cell>
              <table:table-cell office:value-type="float" office:value="1.37">
                <text:p>1.3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">
                <text:p>0.42</text:p>
              </table:table-cell>
              <table:table-cell office:value-type="float" office:value="0.34">
                <text:p>0.34</text:p>
              </table:table-cell>
              <table:table-cell office:value-type="float" office:value="1.5">
                <text:p>1.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">
                <text:p>0.6</text:p>
              </table:table-cell>
              <table:table-cell office:value-type="float" office:value="0.77">
                <text:p>0.77</text:p>
              </table:table-cell>
              <table:table-cell office:value-type="float" office:value="1.46">
                <text:p>1.4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7">
                <text:p>0.57</text:p>
              </table:table-cell>
              <table:table-cell office:value-type="float" office:value="0.27">
                <text:p>0.27</text:p>
              </table:table-cell>
              <table:table-cell office:value-type="float" office:value="1.39">
                <text:p>1.39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">
                <text:p>0.56</text:p>
              </table:table-cell>
              <table:table-cell office:value-type="float" office:value="0.15">
                <text:p>0.15</text:p>
              </table:table-cell>
              <table:table-cell office:value-type="float" office:value="1.35">
                <text:p>1.3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">
                <text:p>0.44</text:p>
              </table:table-cell>
              <table:table-cell office:value-type="float" office:value="0.91">
                <text:p>0.91</text:p>
              </table:table-cell>
              <table:table-cell office:value-type="float" office:value="1.59">
                <text:p>1.5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">
                <text:p>0.51</text:p>
              </table:table-cell>
              <table:table-cell office:value-type="float" office:value="0.46">
                <text:p>0.46</text:p>
              </table:table-cell>
              <table:table-cell office:value-type="float" office:value="1.42">
                <text:p>1.4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65">
                <text:p>0.65</text:p>
              </table:table-cell>
              <table:table-cell office:value-type="float" office:value="1.62">
                <text:p>1.6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">
                <text:p>0.54</text:p>
              </table:table-cell>
              <table:table-cell office:value-type="float" office:value="0.42">
                <text:p>0.42</text:p>
              </table:table-cell>
              <table:table-cell office:value-type="float" office:value="1.25">
                <text:p>1.2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-0.03">
                <text:p>-0.03</text:p>
              </table:table-cell>
              <table:table-cell office:value-type="float" office:value="1.66">
                <text:p>1.6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29">
                <text:p>0.29</text:p>
              </table:table-cell>
              <table:table-cell office:value-type="float" office:value="1.56">
                <text:p>1.5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">
                <text:p>0.53</text:p>
              </table:table-cell>
              <table:table-cell office:value-type="float" office:value="0.29">
                <text:p>0.29</text:p>
              </table:table-cell>
              <table:table-cell office:value-type="float" office:value="1.5">
                <text:p>1.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1.43">
                <text:p>1.4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">
                <text:p>0.54</text:p>
              </table:table-cell>
              <table:table-cell office:value-type="float" office:value="0.11">
                <text:p>0.11</text:p>
              </table:table-cell>
              <table:table-cell office:value-type="float" office:value="1.51">
                <text:p>1.5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">
                <text:p>0.54</text:p>
              </table:table-cell>
              <table:table-cell office:value-type="float" office:value="0.15">
                <text:p>0.15</text:p>
              </table:table-cell>
              <table:table-cell office:value-type="float" office:value="1.54">
                <text:p>1.5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">
                <text:p>0.59</text:p>
              </table:table-cell>
              <table:table-cell office:value-type="float" office:value="0.22">
                <text:p>0.22</text:p>
              </table:table-cell>
              <table:table-cell office:value-type="float" office:value="1.5">
                <text:p>1.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">
                <text:p>0.46</text:p>
              </table:table-cell>
              <table:table-cell office:value-type="float" office:value="0.37">
                <text:p>0.37</text:p>
              </table:table-cell>
              <table:table-cell office:value-type="float" office:value="1.55">
                <text:p>1.5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">
                <text:p>0.62</text:p>
              </table:table-cell>
              <table:table-cell office:value-type="float" office:value="0.68">
                <text:p>0.68</text:p>
              </table:table-cell>
              <table:table-cell office:value-type="float" office:value="1.61">
                <text:p>1.6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">
                <text:p>0.5</text:p>
              </table:table-cell>
              <table:table-cell office:value-type="float" office:value="0.37">
                <text:p>0.37</text:p>
              </table:table-cell>
              <table:table-cell office:value-type="float" office:value="1.41">
                <text:p>1.41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">
                <text:p>0.58</text:p>
              </table:table-cell>
              <table:table-cell office:value-type="float" office:value="0.36">
                <text:p>0.36</text:p>
              </table:table-cell>
              <table:table-cell office:value-type="float" office:value="1.48">
                <text:p>1.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-0.14">
                <text:p>-0.14</text:p>
              </table:table-cell>
              <table:table-cell office:value-type="float" office:value="1.46">
                <text:p>1.46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">
                <text:p>0.61</text:p>
              </table:table-cell>
              <table:table-cell office:value-type="float" office:value="0.46">
                <text:p>0.46</text:p>
              </table:table-cell>
              <table:table-cell office:value-type="float" office:value="1.53">
                <text:p>1.53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  <table:table-cell office:value-type="float" office:value="1.58">
                <text:p>1.58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">
                <text:p>0.61</text:p>
              </table:table-cell>
              <table:table-cell office:value-type="float" office:value="-0.11">
                <text:p>-0.11</text:p>
              </table:table-cell>
              <table:table-cell office:value-type="float" office:value="1.5">
                <text:p>1.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">
                <text:p>0.63</text:p>
              </table:table-cell>
              <table:table-cell office:value-type="float" office:value="0.44">
                <text:p>0.44</text:p>
              </table:table-cell>
              <table:table-cell office:value-type="float" office:value="1.63">
                <text:p>1.6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">
                <text:p>0.61</text:p>
              </table:table-cell>
              <table:table-cell office:value-type="float" office:value="0.01">
                <text:p>0.01</text:p>
              </table:table-cell>
              <table:table-cell office:value-type="float" office:value="1.42">
                <text:p>1.42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5">
                <text:p>0.55</text:p>
              </table:table-cell>
              <table:table-cell office:value-type="float" office:value="0.34">
                <text:p>0.34</text:p>
              </table:table-cell>
              <table:table-cell office:value-type="float" office:value="1.54">
                <text:p>1.5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">
                <text:p>0.63</text:p>
              </table:table-cell>
              <table:table-cell office:value-type="float" office:value="0.13">
                <text:p>0.13</text:p>
              </table:table-cell>
              <table:table-cell office:value-type="float" office:value="1.7">
                <text:p>1.7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">
                <text:p>0.68</text:p>
              </table:table-cell>
              <table:table-cell office:value-type="float" office:value="0.19">
                <text:p>0.19</text:p>
              </table:table-cell>
              <table:table-cell office:value-type="float" office:value="1.62">
                <text:p>1.62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">
                <text:p>0.51</text:p>
              </table:table-cell>
              <table:table-cell office:value-type="float" office:value="0.76">
                <text:p>0.76</text:p>
              </table:table-cell>
              <table:table-cell office:value-type="float" office:value="1.69">
                <text:p>1.6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">
                <text:p>0.57</text:p>
              </table:table-cell>
              <table:table-cell office:value-type="float" office:value="0.27">
                <text:p>0.27</text:p>
              </table:table-cell>
              <table:table-cell office:value-type="float" office:value="1.55">
                <text:p>1.5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">
                <text:p>0.64</text:p>
              </table:table-cell>
              <table:table-cell office:value-type="float" office:value="-0.05">
                <text:p>-0.05</text:p>
              </table:table-cell>
              <table:table-cell office:value-type="float" office:value="1.66">
                <text:p>1.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">
                <text:p>0.61</text:p>
              </table:table-cell>
              <table:table-cell office:value-type="float" office:value="0.11">
                <text:p>0.11</text:p>
              </table:table-cell>
              <table:table-cell office:value-type="float" office:value="1.65">
                <text:p>1.65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2">
                <text:p>0.62</text:p>
              </table:table-cell>
              <table:table-cell office:value-type="float" office:value="0.66">
                <text:p>0.66</text:p>
              </table:table-cell>
              <table:table-cell office:value-type="float" office:value="1.65">
                <text:p>1.6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">
                <text:p>0.56</text:p>
              </table:table-cell>
              <table:table-cell office:value-type="float" office:value="0.64">
                <text:p>0.64</text:p>
              </table:table-cell>
              <table:table-cell office:value-type="float" office:value="1.64">
                <text:p>1.64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">
                <text:p>0.69</text:p>
              </table:table-cell>
              <table:table-cell office:value-type="float" office:value="0.11">
                <text:p>0.11</text:p>
              </table:table-cell>
              <table:table-cell office:value-type="float" office:value="1.58">
                <text:p>1.5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1.66">
                <text:p>1.66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">
                <text:p>0.63</text:p>
              </table:table-cell>
              <table:table-cell office:value-type="float" office:value="0.75">
                <text:p>0.75</text:p>
              </table:table-cell>
              <table:table-cell office:value-type="float" office:value="1.65">
                <text:p>1.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">
                <text:p>0.74</text:p>
              </table:table-cell>
              <table:table-cell office:value-type="float" office:value="0.34">
                <text:p>0.34</text:p>
              </table:table-cell>
              <table:table-cell office:value-type="float" office:value="1.69">
                <text:p>1.6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1.78">
                <text:p>1.7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">
                <text:p>0.85</text:p>
              </table:table-cell>
              <table:table-cell office:value-type="float" office:value="0.56">
                <text:p>0.56</text:p>
              </table:table-cell>
              <table:table-cell office:value-type="float" office:value="1.71">
                <text:p>1.71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  <table:table-cell office:value-type="float" office:value="1.69">
                <text:p>1.6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">
                <text:p>0.82</text:p>
              </table:table-cell>
              <table:table-cell office:value-type="float" office:value="0.62">
                <text:p>0.62</text:p>
              </table:table-cell>
              <table:table-cell office:value-type="float" office:value="1.48">
                <text:p>1.4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1.71">
                <text:p>1.7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">
                <text:p>0.88</text:p>
              </table:table-cell>
              <table:table-cell office:value-type="float" office:value="0.69">
                <text:p>0.69</text:p>
              </table:table-cell>
              <table:table-cell office:value-type="float" office:value="1.73">
                <text:p>1.7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  <table:table-cell office:value-type="float" office:value="1.6">
                <text:p>1.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7">
                <text:p>0.77</text:p>
              </table:table-cell>
              <table:table-cell office:value-type="float" office:value="0.4">
                <text:p>0.4</text:p>
              </table:table-cell>
              <table:table-cell office:value-type="float" office:value="1.62">
                <text:p>1.62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">
                <text:p>0.84</text:p>
              </table:table-cell>
              <table:table-cell office:value-type="float" office:value="0.69">
                <text:p>0.69</text:p>
              </table:table-cell>
              <table:table-cell office:value-type="float" office:value="1.69">
                <text:p>1.69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3">
                <text:p>0.93</text:p>
              </table:table-cell>
              <table:table-cell office:value-type="float" office:value="0.12">
                <text:p>0.12</text:p>
              </table:table-cell>
              <table:table-cell office:value-type="float" office:value="1.68">
                <text:p>1.6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">
                <text:p>0.75</text:p>
              </table:table-cell>
              <table:table-cell office:value-type="float" office:value="0.36">
                <text:p>0.36</text:p>
              </table:table-cell>
              <table:table-cell office:value-type="float" office:value="1.76">
                <text:p>1.7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  <table:table-cell office:value-type="float" office:value="1.73">
                <text:p>1.73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1.65">
                <text:p>1.65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2">
                <text:p>0.82</text:p>
              </table:table-cell>
              <table:table-cell office:value-type="float" office:value="0.61">
                <text:p>0.61</text:p>
              </table:table-cell>
              <table:table-cell office:value-type="float" office:value="1.67">
                <text:p>1.67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">
                <text:p>0.81</text:p>
              </table:table-cell>
              <table:table-cell office:value-type="float" office:value="0.18">
                <text:p>0.18</text:p>
              </table:table-cell>
              <table:table-cell office:value-type="float" office:value="1.66">
                <text:p>1.6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">
                <text:p>0.86</text:p>
              </table:table-cell>
              <table:table-cell office:value-type="float" office:value="0.98">
                <text:p>0.98</text:p>
              </table:table-cell>
              <table:table-cell office:value-type="float" office:value="1.55">
                <text:p>1.5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">
                <text:p>0.83</text:p>
              </table:table-cell>
              <table:table-cell office:value-type="float" office:value="0.35">
                <text:p>0.35</text:p>
              </table:table-cell>
              <table:table-cell office:value-type="float" office:value="1.46">
                <text:p>1.4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0.36">
                <text:p>0.36</text:p>
              </table:table-cell>
              <table:table-cell office:value-type="float" office:value="1.67">
                <text:p>1.6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">
                <text:p>0.75</text:p>
              </table:table-cell>
              <table:table-cell office:value-type="float" office:value="0.93">
                <text:p>0.93</text:p>
              </table:table-cell>
              <table:table-cell office:value-type="float" office:value="1.75">
                <text:p>1.75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1.59">
                <text:p>1.5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">
                <text:p>0.8</text:p>
              </table:table-cell>
              <table:table-cell office:value-type="float" office:value="0.29">
                <text:p>0.29</text:p>
              </table:table-cell>
              <table:table-cell office:value-type="float" office:value="1.72">
                <text:p>1.72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">
                <text:p>0.7</text:p>
              </table:table-cell>
              <table:table-cell office:value-type="float" office:value="-0.29">
                <text:p>-0.29</text:p>
              </table:table-cell>
              <table:table-cell office:value-type="float" office:value="1.6">
                <text:p>1.6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">
                <text:p>0.94</text:p>
              </table:table-cell>
              <table:table-cell office:value-type="float" office:value="0.25">
                <text:p>0.25</text:p>
              </table:table-cell>
              <table:table-cell office:value-type="float" office:value="1.73">
                <text:p>1.7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">
                <text:p>0.88</text:p>
              </table:table-cell>
              <table:table-cell office:value-type="float" office:value="-0.1">
                <text:p>-0.1</text:p>
              </table:table-cell>
              <table:table-cell office:value-type="float" office:value="1.62">
                <text:p>1.62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">
                <text:p>0.77</text:p>
              </table:table-cell>
              <table:table-cell office:value-type="float" office:value="0.94">
                <text:p>0.94</text:p>
              </table:table-cell>
              <table:table-cell office:value-type="float" office:value="1.83">
                <text:p>1.8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">
                <text:p>0.78</text:p>
              </table:table-cell>
              <table:table-cell office:value-type="float" office:value="0.46">
                <text:p>0.46</text:p>
              </table:table-cell>
              <table:table-cell office:value-type="float" office:value="1.77">
                <text:p>1.7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1.66">
                <text:p>1.6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1.84">
                <text:p>1.84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">
                <text:p>0.86</text:p>
              </table:table-cell>
              <table:table-cell office:value-type="float" office:value="0.64">
                <text:p>0.64</text:p>
              </table:table-cell>
              <table:table-cell office:value-type="float" office:value="1.68">
                <text:p>1.68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">
                <text:p>0.78</text:p>
              </table:table-cell>
              <table:table-cell office:value-type="float" office:value="0.54">
                <text:p>0.54</text:p>
              </table:table-cell>
              <table:table-cell office:value-type="float" office:value="1.92">
                <text:p>1.9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8">
                <text:p>0.78</text:p>
              </table:table-cell>
              <table:table-cell office:value-type="float" office:value="0.1">
                <text:p>0.1</text:p>
              </table:table-cell>
              <table:table-cell office:value-type="float" office:value="2.01">
                <text:p>2.0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1">
                <text:p>0.91</text:p>
              </table:table-cell>
              <table:table-cell office:value-type="float" office:value="0.36">
                <text:p>0.36</text:p>
              </table:table-cell>
              <table:table-cell office:value-type="float" office:value="1.82">
                <text:p>1.82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1">
                <text:p>1.01</text:p>
              </table:table-cell>
              <table:table-cell office:value-type="float" office:value="0.33">
                <text:p>0.33</text:p>
              </table:table-cell>
              <table:table-cell office:value-type="float" office:value="1.85">
                <text:p>1.85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">
                <text:p>0.85</text:p>
              </table:table-cell>
              <table:table-cell office:value-type="float" office:value="0.68">
                <text:p>0.68</text:p>
              </table:table-cell>
              <table:table-cell office:value-type="float" office:value="2.04">
                <text:p>2.0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4">
                <text:p>0.94</text:p>
              </table:table-cell>
              <table:table-cell office:value-type="float" office:value="0.06">
                <text:p>0.06</text:p>
              </table:table-cell>
              <table:table-cell office:value-type="float" office:value="2.11">
                <text:p>2.11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  <table:table-cell office:value-type="float" office:value="2.04">
                <text:p>2.0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">
                <text:p>0.94</text:p>
              </table:table-cell>
              <table:table-cell office:value-type="float" office:value="0.77">
                <text:p>0.77</text:p>
              </table:table-cell>
              <table:table-cell office:value-type="float" office:value="2.11">
                <text:p>2.11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">
                <text:p>0.96</text:p>
              </table:table-cell>
              <table:table-cell office:value-type="float" office:value="0.63">
                <text:p>0.63</text:p>
              </table:table-cell>
              <table:table-cell office:value-type="float" office:value="1.98">
                <text:p>1.98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1">
                <text:p>0.71</text:p>
              </table:table-cell>
              <table:table-cell office:value-type="float" office:value="0.64">
                <text:p>0.64</text:p>
              </table:table-cell>
              <table:table-cell office:value-type="float" office:value="1.91">
                <text:p>1.91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7">
                <text:p>1.07</text:p>
              </table:table-cell>
              <table:table-cell office:value-type="float" office:value="0.77">
                <text:p>0.77</text:p>
              </table:table-cell>
              <table:table-cell office:value-type="float" office:value="1.91">
                <text:p>1.91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2">
                <text:p>0.92</text:p>
              </table:table-cell>
              <table:table-cell office:value-type="float" office:value="0.56">
                <text:p>0.56</text:p>
              </table:table-cell>
              <table:table-cell office:value-type="float" office:value="2.05">
                <text:p>2.0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6">
                <text:p>1.06</text:p>
              </table:table-cell>
              <table:table-cell office:value-type="float" office:value="0.4">
                <text:p>0.4</text:p>
              </table:table-cell>
              <table:table-cell office:value-type="float" office:value="2.03">
                <text:p>2.03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">
                <text:p>0.91</text:p>
              </table:table-cell>
              <table:table-cell office:value-type="float" office:value="0.37">
                <text:p>0.37</text:p>
              </table:table-cell>
              <table:table-cell office:value-type="float" office:value="1.98">
                <text:p>1.98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  <table:table-cell office:value-type="float" office:value="1.98">
                <text:p>1.9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5">
                <text:p>0.95</text:p>
              </table:table-cell>
              <table:table-cell office:value-type="float" office:value="0.32">
                <text:p>0.32</text:p>
              </table:table-cell>
              <table:table-cell office:value-type="float" office:value="1.92">
                <text:p>1.9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">
                <text:p>0.96</text:p>
              </table:table-cell>
              <table:table-cell office:value-type="float" office:value="0.47">
                <text:p>0.47</text:p>
              </table:table-cell>
              <table:table-cell office:value-type="float" office:value="1.79">
                <text:p>1.79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5">
                <text:p>1.05</text:p>
              </table:table-cell>
              <table:table-cell office:value-type="float" office:value="0.89">
                <text:p>0.89</text:p>
              </table:table-cell>
              <table:table-cell office:value-type="float" office:value="2.06">
                <text:p>2.0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2">
                <text:p>2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1">
                <text:p>1.11</text:p>
              </table:table-cell>
              <table:table-cell office:value-type="float" office:value="0.77">
                <text:p>0.77</text:p>
              </table:table-cell>
              <table:table-cell office:value-type="float" office:value="2.04">
                <text:p>2.0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2.04">
                <text:p>2.0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">
                <text:p>0.93</text:p>
              </table:table-cell>
              <table:table-cell office:value-type="float" office:value="0.44">
                <text:p>0.44</text:p>
              </table:table-cell>
              <table:table-cell office:value-type="float" office:value="1.85">
                <text:p>1.8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1.92">
                <text:p>1.9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">
                <text:p>0.9</text:p>
              </table:table-cell>
              <table:table-cell office:value-type="float" office:value="0.73">
                <text:p>0.73</text:p>
              </table:table-cell>
              <table:table-cell office:value-type="float" office:value="1.85">
                <text:p>1.85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2.02">
                <text:p>2.0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9">
                <text:p>1.09</text:p>
              </table:table-cell>
              <table:table-cell office:value-type="float" office:value="0.85">
                <text:p>0.85</text:p>
              </table:table-cell>
              <table:table-cell office:value-type="float" office:value="2">
                <text:p>2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  <table:table-cell office:value-type="float" office:value="1.91">
                <text:p>1.91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4">
                <text:p>0.94</text:p>
              </table:table-cell>
              <table:table-cell office:value-type="float" office:value="0.47">
                <text:p>0.47</text:p>
              </table:table-cell>
              <table:table-cell office:value-type="float" office:value="1.95">
                <text:p>1.9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  <table:table-cell office:value-type="float" office:value="1.75">
                <text:p>1.75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5">
                <text:p>0.85</text:p>
              </table:table-cell>
              <table:table-cell office:value-type="float" office:value="0.54">
                <text:p>0.54</text:p>
              </table:table-cell>
              <table:table-cell office:value-type="float" office:value="2.06">
                <text:p>2.06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4">
                <text:p>0.94</text:p>
              </table:table-cell>
              <table:table-cell office:value-type="float" office:value="0.35">
                <text:p>0.35</text:p>
              </table:table-cell>
              <table:table-cell office:value-type="float" office:value="2.01">
                <text:p>2.01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">
                <text:p>0.94</text:p>
              </table:table-cell>
              <table:table-cell office:value-type="float" office:value="0.69">
                <text:p>0.69</text:p>
              </table:table-cell>
              <table:table-cell office:value-type="float" office:value="1.98">
                <text:p>1.98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">
                <text:p>1.01</text:p>
              </table:table-cell>
              <table:table-cell office:value-type="float" office:value="0.78">
                <text:p>0.78</text:p>
              </table:table-cell>
              <table:table-cell office:value-type="float" office:value="2.05">
                <text:p>2.05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6">
                <text:p>0.96</text:p>
              </table:table-cell>
              <table:table-cell office:value-type="float" office:value="0.65">
                <text:p>0.65</text:p>
              </table:table-cell>
              <table:table-cell office:value-type="float" office:value="2.02">
                <text:p>2.0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1">
                <text:p>1.01</text:p>
              </table:table-cell>
              <table:table-cell office:value-type="float" office:value="0.92">
                <text:p>0.92</text:p>
              </table:table-cell>
              <table:table-cell office:value-type="float" office:value="1.85">
                <text:p>1.8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">
                <text:p>0.94</text:p>
              </table:table-cell>
              <table:table-cell office:value-type="float" office:value="0.21">
                <text:p>0.21</text:p>
              </table:table-cell>
              <table:table-cell office:value-type="float" office:value="2.08">
                <text:p>2.0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2">
                <text:p>1.12</text:p>
              </table:table-cell>
              <table:table-cell office:value-type="float" office:value="1.16">
                <text:p>1.16</text:p>
              </table:table-cell>
              <table:table-cell office:value-type="float" office:value="1.89">
                <text:p>1.89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1">
                <text:p>1.01</text:p>
              </table:table-cell>
              <table:table-cell office:value-type="float" office:value="0.36">
                <text:p>0.36</text:p>
              </table:table-cell>
              <table:table-cell office:value-type="float" office:value="1.73">
                <text:p>1.7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6">
                <text:p>1.06</text:p>
              </table:table-cell>
              <table:table-cell office:value-type="float" office:value="1.09">
                <text:p>1.09</text:p>
              </table:table-cell>
              <table:table-cell office:value-type="float" office:value="2.05">
                <text:p>2.05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.94">
                <text:p>1.94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1">
                <text:p>0.91</text:p>
              </table:table-cell>
              <table:table-cell office:value-type="float" office:value="0.72">
                <text:p>0.72</text:p>
              </table:table-cell>
              <table:table-cell office:value-type="float" office:value="2.11">
                <text:p>2.1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">
                <text:p>0.99</text:p>
              </table:table-cell>
              <table:table-cell office:value-type="float" office:value="0.18">
                <text:p>0.18</text:p>
              </table:table-cell>
              <table:table-cell office:value-type="float" office:value="2.07">
                <text:p>2.0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3">
                <text:p>1.03</text:p>
              </table:table-cell>
              <table:table-cell office:value-type="float" office:value="0.67">
                <text:p>0.67</text:p>
              </table:table-cell>
              <table:table-cell office:value-type="float" office:value="2.02">
                <text:p>2.02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  <table:table-cell office:value-type="float" office:value="2.06">
                <text:p>2.0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5">
                <text:p>0.85</text:p>
              </table:table-cell>
              <table:table-cell office:value-type="float" office:value="0.92">
                <text:p>0.92</text:p>
              </table:table-cell>
              <table:table-cell office:value-type="float" office:value="1.84">
                <text:p>1.8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1.91">
                <text:p>1.9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2">
                <text:p>1.02</text:p>
              </table:table-cell>
              <table:table-cell office:value-type="float" office:value="0.93">
                <text:p>0.93</text:p>
              </table:table-cell>
              <table:table-cell office:value-type="float" office:value="2.03">
                <text:p>2.03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6">
                <text:p>1.06</text:p>
              </table:table-cell>
              <table:table-cell office:value-type="float" office:value="0.84">
                <text:p>0.84</text:p>
              </table:table-cell>
              <table:table-cell office:value-type="float" office:value="2.02">
                <text:p>2.0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1.94">
                <text:p>1.9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5">
                <text:p>0.95</text:p>
              </table:table-cell>
              <table:table-cell office:value-type="float" office:value="0.33">
                <text:p>0.33</text:p>
              </table:table-cell>
              <table:table-cell office:value-type="float" office:value="2.09">
                <text:p>2.0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53">
                <text:p>0.53</text:p>
              </table:table-cell>
              <table:table-cell office:value-type="float" office:value="2.07">
                <text:p>2.0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">
                <text:p>1.2</text:p>
              </table:table-cell>
              <table:table-cell office:value-type="float" office:value="0.37">
                <text:p>0.37</text:p>
              </table:table-cell>
              <table:table-cell office:value-type="float" office:value="1.89">
                <text:p>1.8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">
                <text:p>0.99</text:p>
              </table:table-cell>
              <table:table-cell office:value-type="float" office:value="0.6">
                <text:p>0.6</text:p>
              </table:table-cell>
              <table:table-cell office:value-type="float" office:value="2.05">
                <text:p>2.05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2">
                <text:p>1.12</text:p>
              </table:table-cell>
              <table:table-cell office:value-type="float" office:value="1.18">
                <text:p>1.18</text:p>
              </table:table-cell>
              <table:table-cell office:value-type="float" office:value="2.08">
                <text:p>2.08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2">
                <text:p>1.12</text:p>
              </table:table-cell>
              <table:table-cell office:value-type="float" office:value="0.74">
                <text:p>0.74</text:p>
              </table:table-cell>
              <table:table-cell office:value-type="float" office:value="1.93">
                <text:p>1.9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3">
                <text:p>1.23</text:p>
              </table:table-cell>
              <table:table-cell office:value-type="float" office:value="0.92">
                <text:p>0.92</text:p>
              </table:table-cell>
              <table:table-cell office:value-type="float" office:value="2.03">
                <text:p>2.03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6">
                <text:p>1.26</text:p>
              </table:table-cell>
              <table:table-cell office:value-type="float" office:value="1.09">
                <text:p>1.09</text:p>
              </table:table-cell>
              <table:table-cell office:value-type="float" office:value="2.03">
                <text:p>2.0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1">
                <text:p>1.31</text:p>
              </table:table-cell>
              <table:table-cell office:value-type="float" office:value="1.2">
                <text:p>1.2</text:p>
              </table:table-cell>
              <table:table-cell office:value-type="float" office:value="2.08">
                <text:p>2.08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1">
                <text:p>1.21</text:p>
              </table:table-cell>
              <table:table-cell office:value-type="float" office:value="0.9">
                <text:p>0.9</text:p>
              </table:table-cell>
              <table:table-cell office:value-type="float" office:value="2.01">
                <text:p>2.0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">
                <text:p>1.3</text:p>
              </table:table-cell>
              <table:table-cell office:value-type="float" office:value="0.52">
                <text:p>0.52</text:p>
              </table:table-cell>
              <table:table-cell office:value-type="float" office:value="2.06">
                <text:p>2.0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9">
                <text:p>1.29</text:p>
              </table:table-cell>
              <table:table-cell office:value-type="float" office:value="1.07">
                <text:p>1.07</text:p>
              </table:table-cell>
              <table:table-cell office:value-type="float" office:value="2.14">
                <text:p>2.14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5">
                <text:p>1.35</text:p>
              </table:table-cell>
              <table:table-cell office:value-type="float" office:value="0.95">
                <text:p>0.95</text:p>
              </table:table-cell>
              <table:table-cell office:value-type="float" office:value="1.78">
                <text:p>1.7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2">
                <text:p>1.42</text:p>
              </table:table-cell>
              <table:table-cell office:value-type="float" office:value="0.9">
                <text:p>0.9</text:p>
              </table:table-cell>
              <table:table-cell office:value-type="float" office:value="1.97">
                <text:p>1.97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2">
                <text:p>1.42</text:p>
              </table:table-cell>
              <table:table-cell office:value-type="float" office:value="1.03">
                <text:p>1.03</text:p>
              </table:table-cell>
              <table:table-cell office:value-type="float" office:value="1.87">
                <text:p>1.87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3">
                <text:p>1.33</text:p>
              </table:table-cell>
              <table:table-cell office:value-type="float" office:value="0.58">
                <text:p>0.58</text:p>
              </table:table-cell>
              <table:table-cell office:value-type="float" office:value="1.95">
                <text:p>1.95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2">
                <text:p>1.42</text:p>
              </table:table-cell>
              <table:table-cell office:value-type="float" office:value="0.64">
                <text:p>0.64</text:p>
              </table:table-cell>
              <table:table-cell office:value-type="float" office:value="2.11">
                <text:p>2.11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6">
                <text:p>1.46</text:p>
              </table:table-cell>
              <table:table-cell office:value-type="float" office:value="1.01">
                <text:p>1.01</text:p>
              </table:table-cell>
              <table:table-cell office:value-type="float" office:value="1.82">
                <text:p>1.82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7">
                <text:p>1.57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4">
                <text:p>1.54</text:p>
              </table:table-cell>
              <table:table-cell office:value-type="float" office:value="1.06">
                <text:p>1.06</text:p>
              </table:table-cell>
              <table:table-cell office:value-type="float" office:value="1.85">
                <text:p>1.8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3">
                <text:p>1.53</text:p>
              </table:table-cell>
              <table:table-cell office:value-type="float" office:value="1.13">
                <text:p>1.13</text:p>
              </table:table-cell>
              <table:table-cell office:value-type="float" office:value="2.1">
                <text:p>2.1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2">
                <text:p>1.52</text:p>
              </table:table-cell>
              <table:table-cell office:value-type="float" office:value="0.92">
                <text:p>0.92</text:p>
              </table:table-cell>
              <table:table-cell office:value-type="float" office:value="1.91">
                <text:p>1.91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2">
                <text:p>1.52</text:p>
              </table:table-cell>
              <table:table-cell office:value-type="float" office:value="0.75">
                <text:p>0.75</text:p>
              </table:table-cell>
              <table:table-cell office:value-type="float" office:value="2.11">
                <text:p>2.11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">
                <text:p>1.59</text:p>
              </table:table-cell>
              <table:table-cell office:value-type="float" office:value="0.88">
                <text:p>0.88</text:p>
              </table:table-cell>
              <table:table-cell office:value-type="float" office:value="1.9">
                <text:p>1.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9">
                <text:p>1.49</text:p>
              </table:table-cell>
              <table:table-cell office:value-type="float" office:value="0.96">
                <text:p>0.96</text:p>
              </table:table-cell>
              <table:table-cell office:value-type="float" office:value="1.97">
                <text:p>1.97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7">
                <text:p>1.57</text:p>
              </table:table-cell>
              <table:table-cell office:value-type="float" office:value="1.04">
                <text:p>1.04</text:p>
              </table:table-cell>
              <table:table-cell office:value-type="float" office:value="2.01">
                <text:p>2.01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">
                <text:p>1.59</text:p>
              </table:table-cell>
              <table:table-cell office:value-type="float" office:value="0.7">
                <text:p>0.7</text:p>
              </table:table-cell>
              <table:table-cell office:value-type="float" office:value="2.05">
                <text:p>2.05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2">
                <text:p>1.52</text:p>
              </table:table-cell>
              <table:table-cell office:value-type="float" office:value="0.71">
                <text:p>0.71</text:p>
              </table:table-cell>
              <table:table-cell office:value-type="float" office:value="2.07">
                <text:p>2.07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2">
                <text:p>1.52</text:p>
              </table:table-cell>
              <table:table-cell office:value-type="float" office:value="0.85">
                <text:p>0.85</text:p>
              </table:table-cell>
              <table:table-cell office:value-type="float" office:value="2">
                <text:p>2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3">
                <text:p>1.53</text:p>
              </table:table-cell>
              <table:table-cell office:value-type="float" office:value="0.65">
                <text:p>0.65</text:p>
              </table:table-cell>
              <table:table-cell office:value-type="float" office:value="1.85">
                <text:p>1.85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7">
                <text:p>1.47</text:p>
              </table:table-cell>
              <table:table-cell office:value-type="float" office:value="1.11">
                <text:p>1.11</text:p>
              </table:table-cell>
              <table:table-cell office:value-type="float" office:value="2.05">
                <text:p>2.0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2">
                <text:p>1.52</text:p>
              </table:table-cell>
              <table:table-cell office:value-type="float" office:value="0.68">
                <text:p>0.68</text:p>
              </table:table-cell>
              <table:table-cell office:value-type="float" office:value="2.01">
                <text:p>2.01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">
                <text:p>1.5</text:p>
              </table:table-cell>
              <table:table-cell office:value-type="float" office:value="1.26">
                <text:p>1.26</text:p>
              </table:table-cell>
              <table:table-cell office:value-type="float" office:value="1.99">
                <text:p>1.9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4">
                <text:p>1.54</text:p>
              </table:table-cell>
              <table:table-cell office:value-type="float" office:value="0.79">
                <text:p>0.79</text:p>
              </table:table-cell>
              <table:table-cell office:value-type="float" office:value="2.01">
                <text:p>2.01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2">
                <text:p>1.52</text:p>
              </table:table-cell>
              <table:table-cell office:value-type="float" office:value="0.88">
                <text:p>0.88</text:p>
              </table:table-cell>
              <table:table-cell office:value-type="float" office:value="2.07">
                <text:p>2.0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3">
                <text:p>1.53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2">
                <text:p>1.52</text:p>
              </table:table-cell>
              <table:table-cell office:value-type="float" office:value="1.1">
                <text:p>1.1</text:p>
              </table:table-cell>
              <table:table-cell office:value-type="float" office:value="2.22">
                <text:p>2.22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3">
                <text:p>1.53</text:p>
              </table:table-cell>
              <table:table-cell office:value-type="float" office:value="1.3">
                <text:p>1.3</text:p>
              </table:table-cell>
              <table:table-cell office:value-type="float" office:value="2.03">
                <text:p>2.03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3">
                <text:p>1.53</text:p>
              </table:table-cell>
              <table:table-cell office:value-type="float" office:value="0.73">
                <text:p>0.73</text:p>
              </table:table-cell>
              <table:table-cell office:value-type="float" office:value="2.04">
                <text:p>2.04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4">
                <text:p>1.54</text:p>
              </table:table-cell>
              <table:table-cell office:value-type="float" office:value="0.88">
                <text:p>0.88</text:p>
              </table:table-cell>
              <table:table-cell office:value-type="float" office:value="1.99">
                <text:p>1.99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">
                <text:p>1.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6">
                <text:p>1.46</text:p>
              </table:table-cell>
              <table:table-cell office:value-type="float" office:value="1.01">
                <text:p>1.01</text:p>
              </table:table-cell>
              <table:table-cell office:value-type="float" office:value="2.11">
                <text:p>2.11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2">
                <text:p>1.52</text:p>
              </table:table-cell>
              <table:table-cell office:value-type="float" office:value="0.9">
                <text:p>0.9</text:p>
              </table:table-cell>
              <table:table-cell office:value-type="float" office:value="1.93">
                <text:p>1.93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">
                <text:p>1.53</text:p>
              </table:table-cell>
              <table:table-cell office:value-type="float" office:value="0.92">
                <text:p>0.92</text:p>
              </table:table-cell>
              <table:table-cell office:value-type="float" office:value="2.07">
                <text:p>2.0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4">
                <text:p>1.54</text:p>
              </table:table-cell>
              <table:table-cell office:value-type="float" office:value="1.07">
                <text:p>1.07</text:p>
              </table:table-cell>
              <table:table-cell office:value-type="float" office:value="2.06">
                <text:p>2.0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6">
                <text:p>1.56</text:p>
              </table:table-cell>
              <table:table-cell office:value-type="float" office:value="0.95">
                <text:p>0.95</text:p>
              </table:table-cell>
              <table:table-cell office:value-type="float" office:value="2.11">
                <text:p>2.11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6">
                <text:p>1.46</text:p>
              </table:table-cell>
              <table:table-cell office:value-type="float" office:value="1.05">
                <text:p>1.05</text:p>
              </table:table-cell>
              <table:table-cell office:value-type="float" office:value="2.09">
                <text:p>2.0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">
                <text:p>1.59</text:p>
              </table:table-cell>
              <table:table-cell office:value-type="float" office:value="0.9">
                <text:p>0.9</text:p>
              </table:table-cell>
              <table:table-cell office:value-type="float" office:value="1.79">
                <text:p>1.79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">
                <text:p>1.5</text:p>
              </table:table-cell>
              <table:table-cell office:value-type="float" office:value="0.94">
                <text:p>0.94</text:p>
              </table:table-cell>
              <table:table-cell office:value-type="float" office:value="2.01">
                <text:p>2.01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7">
                <text:p>1.47</text:p>
              </table:table-cell>
              <table:table-cell office:value-type="float" office:value="1.08">
                <text:p>1.08</text:p>
              </table:table-cell>
              <table:table-cell office:value-type="float" office:value="1.8">
                <text:p>1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">
                <text:p>1.5</text:p>
              </table:table-cell>
              <table:table-cell office:value-type="float" office:value="1.05">
                <text:p>1.05</text:p>
              </table:table-cell>
              <table:table-cell office:value-type="float" office:value="2.06">
                <text:p>2.06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1">
                <text:p>1.51</text:p>
              </table:table-cell>
              <table:table-cell office:value-type="float" office:value="0.97">
                <text:p>0.97</text:p>
              </table:table-cell>
              <table:table-cell office:value-type="float" office:value="1.92">
                <text:p>1.9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9">
                <text:p>1.49</text:p>
              </table:table-cell>
              <table:table-cell office:value-type="float" office:value="1.18">
                <text:p>1.18</text:p>
              </table:table-cell>
              <table:table-cell office:value-type="float" office:value="2.19">
                <text:p>2.19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5">
                <text:p>1.55</text:p>
              </table:table-cell>
              <table:table-cell office:value-type="float" office:value="1.41">
                <text:p>1.41</text:p>
              </table:table-cell>
              <table:table-cell office:value-type="float" office:value="1.99">
                <text:p>1.99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1">
                <text:p>1.51</text:p>
              </table:table-cell>
              <table:table-cell office:value-type="float" office:value="0.83">
                <text:p>0.83</text:p>
              </table:table-cell>
              <table:table-cell office:value-type="float" office:value="2.01">
                <text:p>2.01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4">
                <text:p>1.54</text:p>
              </table:table-cell>
              <table:table-cell office:value-type="float" office:value="0.91">
                <text:p>0.91</text:p>
              </table:table-cell>
              <table:table-cell office:value-type="float" office:value="1.87">
                <text:p>1.8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">
                <text:p>1.51</text:p>
              </table:table-cell>
              <table:table-cell office:value-type="float" office:value="0.72">
                <text:p>0.72</text:p>
              </table:table-cell>
              <table:table-cell office:value-type="float" office:value="1.93">
                <text:p>1.93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4">
                <text:p>1.54</text:p>
              </table:table-cell>
              <table:table-cell office:value-type="float" office:value="0.85">
                <text:p>0.85</text:p>
              </table:table-cell>
              <table:table-cell office:value-type="float" office:value="1.9">
                <text:p>1.9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6">
                <text:p>1.56</text:p>
              </table:table-cell>
              <table:table-cell office:value-type="float" office:value="0.52">
                <text:p>0.52</text:p>
              </table:table-cell>
              <table:table-cell office:value-type="float" office:value="2.04">
                <text:p>2.0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4">
                <text:p>1.54</text:p>
              </table:table-cell>
              <table:table-cell office:value-type="float" office:value="0.92">
                <text:p>0.92</text:p>
              </table:table-cell>
              <table:table-cell office:value-type="float" office:value="2.02">
                <text:p>2.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1">
                <text:p>1.51</text:p>
              </table:table-cell>
              <table:table-cell office:value-type="float" office:value="0.86">
                <text:p>0.86</text:p>
              </table:table-cell>
              <table:table-cell office:value-type="float" office:value="2.04">
                <text:p>2.0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6">
                <text:p>1.56</text:p>
              </table:table-cell>
              <table:table-cell office:value-type="float" office:value="0.93">
                <text:p>0.93</text:p>
              </table:table-cell>
              <table:table-cell office:value-type="float" office:value="2.02">
                <text:p>2.0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9">
                <text:p>1.49</text:p>
              </table:table-cell>
              <table:table-cell office:value-type="float" office:value="1.1">
                <text:p>1.1</text:p>
              </table:table-cell>
              <table:table-cell office:value-type="float" office:value="2.09">
                <text:p>2.0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7">
                <text:p>1.57</text:p>
              </table:table-cell>
              <table:table-cell office:value-type="float" office:value="0.8">
                <text:p>0.8</text:p>
              </table:table-cell>
              <table:table-cell office:value-type="float" office:value="1.94">
                <text:p>1.9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5">
                <text:p>1.55</text:p>
              </table:table-cell>
              <table:table-cell office:value-type="float" office:value="0.63">
                <text:p>0.63</text:p>
              </table:table-cell>
              <table:table-cell office:value-type="float" office:value="1.92">
                <text:p>1.92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7">
                <text:p>1.57</text:p>
              </table:table-cell>
              <table:table-cell office:value-type="float" office:value="1.3">
                <text:p>1.3</text:p>
              </table:table-cell>
              <table:table-cell office:value-type="float" office:value="2.1">
                <text:p>2.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">
                <text:p>1.56</text:p>
              </table:table-cell>
              <table:table-cell office:value-type="float" office:value="1.06">
                <text:p>1.06</text:p>
              </table:table-cell>
              <table:table-cell office:value-type="float" office:value="2.03">
                <text:p>2.0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7">
                <text:p>1.57</text:p>
              </table:table-cell>
              <table:table-cell office:value-type="float" office:value="0.86">
                <text:p>0.86</text:p>
              </table:table-cell>
              <table:table-cell office:value-type="float" office:value="2.04">
                <text:p>2.04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9">
                <text:p>1.59</text:p>
              </table:table-cell>
              <table:table-cell office:value-type="float" office:value="1">
                <text:p>1</text:p>
              </table:table-cell>
              <table:table-cell office:value-type="float" office:value="2.02">
                <text:p>2.02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2">
                <text:p>1.52</text:p>
              </table:table-cell>
              <table:table-cell office:value-type="float" office:value="0.75">
                <text:p>0.75</text:p>
              </table:table-cell>
              <table:table-cell office:value-type="float" office:value="2.09">
                <text:p>2.09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3">
                <text:p>1.53</text:p>
              </table:table-cell>
              <table:table-cell office:value-type="float" office:value="1.08">
                <text:p>1.08</text:p>
              </table:table-cell>
              <table:table-cell office:value-type="float" office:value="1.92">
                <text:p>1.92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">
                <text:p>1.58</text:p>
              </table:table-cell>
              <table:table-cell office:value-type="float" office:value="0.81">
                <text:p>0.81</text:p>
              </table:table-cell>
              <table:table-cell office:value-type="float" office:value="1.96">
                <text:p>1.96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">
                <text:p>1.5</text:p>
              </table:table-cell>
              <table:table-cell office:value-type="float" office:value="1.02">
                <text:p>1.02</text:p>
              </table:table-cell>
              <table:table-cell office:value-type="float" office:value="2.02">
                <text:p>2.02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6">
                <text:p>1.56</text:p>
              </table:table-cell>
              <table:table-cell office:value-type="float" office:value="1.11">
                <text:p>1.11</text:p>
              </table:table-cell>
              <table:table-cell office:value-type="float" office:value="2.06">
                <text:p>2.06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6">
                <text:p>1.56</text:p>
              </table:table-cell>
              <table:table-cell office:value-type="float" office:value="0.88">
                <text:p>0.88</text:p>
              </table:table-cell>
              <table:table-cell office:value-type="float" office:value="2.1">
                <text:p>2.1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3">
                <text:p>1.53</text:p>
              </table:table-cell>
              <table:table-cell office:value-type="float" office:value="0.93">
                <text:p>0.93</text:p>
              </table:table-cell>
              <table:table-cell office:value-type="float" office:value="2.02">
                <text:p>2.02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5">
                <text:p>1.55</text:p>
              </table:table-cell>
              <table:table-cell office:value-type="float" office:value="0.8">
                <text:p>0.8</text:p>
              </table:table-cell>
              <table:table-cell office:value-type="float" office:value="2.07">
                <text:p>2.07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5">
                <text:p>1.55</text:p>
              </table:table-cell>
              <table:table-cell office:value-type="float" office:value="1.09">
                <text:p>1.09</text:p>
              </table:table-cell>
              <table:table-cell office:value-type="float" office:value="2.02">
                <text:p>2.0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  <table:table-cell office:value-type="float" office:value="2.04">
                <text:p>2.0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7">
                <text:p>1.57</text:p>
              </table:table-cell>
              <table:table-cell office:value-type="float" office:value="0.94">
                <text:p>0.94</text:p>
              </table:table-cell>
              <table:table-cell office:value-type="float" office:value="2.04">
                <text:p>2.0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6">
                <text:p>1.56</text:p>
              </table:table-cell>
              <table:table-cell office:value-type="float" office:value="0.91">
                <text:p>0.91</text:p>
              </table:table-cell>
              <table:table-cell office:value-type="float" office:value="1.88">
                <text:p>1.8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8">
                <text:p>1.58</text:p>
              </table:table-cell>
              <table:table-cell office:value-type="float" office:value="1.13">
                <text:p>1.13</text:p>
              </table:table-cell>
              <table:table-cell office:value-type="float" office:value="2.07">
                <text:p>2.07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1">
                <text:p>1.51</text:p>
              </table:table-cell>
              <table:table-cell office:value-type="float" office:value="0.86">
                <text:p>0.86</text:p>
              </table:table-cell>
              <table:table-cell office:value-type="float" office:value="2.12">
                <text:p>2.12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47">
                <text:p>1.47</text:p>
              </table:table-cell>
              <table:table-cell office:value-type="float" office:value="0.99">
                <text:p>0.99</text:p>
              </table:table-cell>
              <table:table-cell office:value-type="float" office:value="1.92">
                <text:p>1.9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5">
                <text:p>1.55</text:p>
              </table:table-cell>
              <table:table-cell office:value-type="float" office:value="0.9">
                <text:p>0.9</text:p>
              </table:table-cell>
              <table:table-cell office:value-type="float" office:value="2.06">
                <text:p>2.06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3">
                <text:p>1.53</text:p>
              </table:table-cell>
              <table:table-cell office:value-type="float" office:value="1.39">
                <text:p>1.39</text:p>
              </table:table-cell>
              <table:table-cell office:value-type="float" office:value="1.85">
                <text:p>1.85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4">
                <text:p>1.54</text:p>
              </table:table-cell>
              <table:table-cell office:value-type="float" office:value="0.86">
                <text:p>0.86</text:p>
              </table:table-cell>
              <table:table-cell office:value-type="float" office:value="2.09">
                <text:p>2.0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4">
                <text:p>1.54</text:p>
              </table:table-cell>
              <table:table-cell office:value-type="float" office:value="0.73">
                <text:p>0.73</text:p>
              </table:table-cell>
              <table:table-cell office:value-type="float" office:value="1.99">
                <text:p>1.9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">
                <text:p>1.6</text:p>
              </table:table-cell>
              <table:table-cell office:value-type="float" office:value="1.07">
                <text:p>1.07</text:p>
              </table:table-cell>
              <table:table-cell office:value-type="float" office:value="2.03">
                <text:p>2.03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1.23">
                <text:p>1.23</text:p>
              </table:table-cell>
              <table:table-cell office:value-type="float" office:value="1.95">
                <text:p>1.95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47">
                <text:p>1.47</text:p>
              </table:table-cell>
              <table:table-cell office:value-type="float" office:value="1.13">
                <text:p>1.13</text:p>
              </table:table-cell>
              <table:table-cell office:value-type="float" office:value="1.96">
                <text:p>1.9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3">
                <text:p>1.53</text:p>
              </table:table-cell>
              <table:table-cell office:value-type="float" office:value="1.33">
                <text:p>1.33</text:p>
              </table:table-cell>
              <table:table-cell office:value-type="float" office:value="2.06">
                <text:p>2.0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1">
                <text:p>1.51</text:p>
              </table:table-cell>
              <table:table-cell office:value-type="float" office:value="1.12">
                <text:p>1.12</text:p>
              </table:table-cell>
              <table:table-cell office:value-type="float" office:value="1.93">
                <text:p>1.93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5">
                <text:p>1.55</text:p>
              </table:table-cell>
              <table:table-cell office:value-type="float" office:value="0.96">
                <text:p>0.96</text:p>
              </table:table-cell>
              <table:table-cell office:value-type="float" office:value="2.09">
                <text:p>2.0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4">
                <text:p>1.54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2">
                <text:p>1.52</text:p>
              </table:table-cell>
              <table:table-cell office:value-type="float" office:value="1.28">
                <text:p>1.28</text:p>
              </table:table-cell>
              <table:table-cell office:value-type="float" office:value="2.2">
                <text:p>2.2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7">
                <text:p>1.57</text:p>
              </table:table-cell>
              <table:table-cell office:value-type="float" office:value="1.04">
                <text:p>1.04</text:p>
              </table:table-cell>
              <table:table-cell office:value-type="float" office:value="1.84">
                <text:p>1.84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3">
                <text:p>1.53</text:p>
              </table:table-cell>
              <table:table-cell office:value-type="float" office:value="1.1">
                <text:p>1.1</text:p>
              </table:table-cell>
              <table:table-cell office:value-type="float" office:value="1.95">
                <text:p>1.9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4">
                <text:p>1.54</text:p>
              </table:table-cell>
              <table:table-cell office:value-type="float" office:value="1.31">
                <text:p>1.31</text:p>
              </table:table-cell>
              <table:table-cell office:value-type="float" office:value="1.82">
                <text:p>1.8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5">
                <text:p>1.55</text:p>
              </table:table-cell>
              <table:table-cell office:value-type="float" office:value="1.35">
                <text:p>1.35</text:p>
              </table:table-cell>
              <table:table-cell office:value-type="float" office:value="1.92">
                <text:p>1.92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3">
                <text:p>1.53</text:p>
              </table:table-cell>
              <table:table-cell office:value-type="float" office:value="0.97">
                <text:p>0.97</text:p>
              </table:table-cell>
              <table:table-cell office:value-type="float" office:value="1.97">
                <text:p>1.97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6">
                <text:p>1.56</text:p>
              </table:table-cell>
              <table:table-cell office:value-type="float" office:value="0.9">
                <text:p>0.9</text:p>
              </table:table-cell>
              <table:table-cell office:value-type="float" office:value="1.88">
                <text:p>1.88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5">
                <text:p>1.55</text:p>
              </table:table-cell>
              <table:table-cell office:value-type="float" office:value="0.92">
                <text:p>0.92</text:p>
              </table:table-cell>
              <table:table-cell office:value-type="float" office:value="1.97">
                <text:p>1.97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1">
                <text:p>1.61</text:p>
              </table:table-cell>
              <table:table-cell office:value-type="float" office:value="1.01">
                <text:p>1.01</text:p>
              </table:table-cell>
              <table:table-cell office:value-type="float" office:value="1.9">
                <text:p>1.9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9">
                <text:p>1.49</text:p>
              </table:table-cell>
              <table:table-cell office:value-type="float" office:value="1.07">
                <text:p>1.07</text:p>
              </table:table-cell>
              <table:table-cell office:value-type="float" office:value="2.01">
                <text:p>2.01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5">
                <text:p>1.55</text:p>
              </table:table-cell>
              <table:table-cell office:value-type="float" office:value="0.62">
                <text:p>0.62</text:p>
              </table:table-cell>
              <table:table-cell office:value-type="float" office:value="1.94">
                <text:p>1.9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7">
                <text:p>1.57</text:p>
              </table:table-cell>
              <table:table-cell office:value-type="float" office:value="0.91">
                <text:p>0.91</text:p>
              </table:table-cell>
              <table:table-cell office:value-type="float" office:value="1.8">
                <text:p>1.8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7">
                <text:p>1.57</text:p>
              </table:table-cell>
              <table:table-cell office:value-type="float" office:value="1.01">
                <text:p>1.01</text:p>
              </table:table-cell>
              <table:table-cell office:value-type="float" office:value="2.12">
                <text:p>2.1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9">
                <text:p>1.59</text:p>
              </table:table-cell>
              <table:table-cell office:value-type="float" office:value="1.05">
                <text:p>1.05</text:p>
              </table:table-cell>
              <table:table-cell office:value-type="float" office:value="2.16">
                <text:p>2.16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8">
                <text:p>1.48</text:p>
              </table:table-cell>
              <table:table-cell office:value-type="float" office:value="1.35">
                <text:p>1.35</text:p>
              </table:table-cell>
              <table:table-cell office:value-type="float" office:value="2.02">
                <text:p>2.02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6">
                <text:p>1.56</text:p>
              </table:table-cell>
              <table:table-cell office:value-type="float" office:value="1.13">
                <text:p>1.13</text:p>
              </table:table-cell>
              <table:table-cell office:value-type="float" office:value="2.09">
                <text:p>2.09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3">
                <text:p>1.53</text:p>
              </table:table-cell>
              <table:table-cell office:value-type="float" office:value="0.84">
                <text:p>0.84</text:p>
              </table:table-cell>
              <table:table-cell office:value-type="float" office:value="2.14">
                <text:p>2.1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1">
                <text:p>1.51</text:p>
              </table:table-cell>
              <table:table-cell office:value-type="float" office:value="0.84">
                <text:p>0.84</text:p>
              </table:table-cell>
              <table:table-cell office:value-type="float" office:value="2.07">
                <text:p>2.07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5">
                <text:p>1.55</text:p>
              </table:table-cell>
              <table:table-cell office:value-type="float" office:value="0.87">
                <text:p>0.87</text:p>
              </table:table-cell>
              <table:table-cell office:value-type="float" office:value="1.94">
                <text:p>1.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7">
                <text:p>1.57</text:p>
              </table:table-cell>
              <table:table-cell office:value-type="float" office:value="0.76">
                <text:p>0.76</text:p>
              </table:table-cell>
              <table:table-cell office:value-type="float" office:value="2.01">
                <text:p>2.01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6">
                <text:p>1.56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6">
                <text:p>1.56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5">
                <text:p>1.55</text:p>
              </table:table-cell>
              <table:table-cell office:value-type="float" office:value="1.1">
                <text:p>1.1</text:p>
              </table:table-cell>
              <table:table-cell office:value-type="float" office:value="2.01">
                <text:p>2.01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8">
                <text:p>1.58</text:p>
              </table:table-cell>
              <table:table-cell office:value-type="float" office:value="0.94">
                <text:p>0.94</text:p>
              </table:table-cell>
              <table:table-cell office:value-type="float" office:value="1.93">
                <text:p>1.9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1">
                <text:p>1.61</text:p>
              </table:table-cell>
              <table:table-cell office:value-type="float" office:value="1.06">
                <text:p>1.06</text:p>
              </table:table-cell>
              <table:table-cell office:value-type="float" office:value="2.1">
                <text:p>2.1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3">
                <text:p>1.53</text:p>
              </table:table-cell>
              <table:table-cell office:value-type="float" office:value="0.97">
                <text:p>0.97</text:p>
              </table:table-cell>
              <table:table-cell office:value-type="float" office:value="2.11">
                <text:p>2.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1">
                <text:p>1.51</text:p>
              </table:table-cell>
              <table:table-cell office:value-type="float" office:value="1.1">
                <text:p>1.1</text:p>
              </table:table-cell>
              <table:table-cell office:value-type="float" office:value="1.95">
                <text:p>1.9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4">
                <text:p>1.54</text:p>
              </table:table-cell>
              <table:table-cell office:value-type="float" office:value="0.95">
                <text:p>0.95</text:p>
              </table:table-cell>
              <table:table-cell office:value-type="float" office:value="1.92">
                <text:p>1.9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1">
                <text:p>1.61</text:p>
              </table:table-cell>
              <table:table-cell office:value-type="float" office:value="0.85">
                <text:p>0.85</text:p>
              </table:table-cell>
              <table:table-cell office:value-type="float" office:value="2.07">
                <text:p>2.07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1">
                <text:p>1.51</text:p>
              </table:table-cell>
              <table:table-cell office:value-type="float" office:value="0.64">
                <text:p>0.64</text:p>
              </table:table-cell>
              <table:table-cell office:value-type="float" office:value="2.03">
                <text:p>2.0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1">
                <text:p>1.51</text:p>
              </table:table-cell>
              <table:table-cell office:value-type="float" office:value="1.13">
                <text:p>1.13</text:p>
              </table:table-cell>
              <table:table-cell office:value-type="float" office:value="1.95">
                <text:p>1.9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">
                <text:p>1.6</text:p>
              </table:table-cell>
              <table:table-cell office:value-type="float" office:value="0.82">
                <text:p>0.82</text:p>
              </table:table-cell>
              <table:table-cell office:value-type="float" office:value="2.07">
                <text:p>2.07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9">
                <text:p>1.59</text:p>
              </table:table-cell>
              <table:table-cell office:value-type="float" office:value="1.24">
                <text:p>1.24</text:p>
              </table:table-cell>
              <table:table-cell office:value-type="float" office:value="2.04">
                <text:p>2.04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9">
                <text:p>1.59</text:p>
              </table:table-cell>
              <table:table-cell office:value-type="float" office:value="0.89">
                <text:p>0.89</text:p>
              </table:table-cell>
              <table:table-cell office:value-type="float" office:value="1.98">
                <text:p>1.9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8">
                <text:p>1.58</text:p>
              </table:table-cell>
              <table:table-cell office:value-type="float" office:value="0.7">
                <text:p>0.7</text:p>
              </table:table-cell>
              <table:table-cell office:value-type="float" office:value="2.03">
                <text:p>2.03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62">
                <text:p>1.62</text:p>
              </table:table-cell>
              <table:table-cell office:value-type="float" office:value="0.88">
                <text:p>0.88</text:p>
              </table:table-cell>
              <table:table-cell office:value-type="float" office:value="2.08">
                <text:p>2.08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7">
                <text:p>1.57</text:p>
              </table:table-cell>
              <table:table-cell office:value-type="float" office:value="0.88">
                <text:p>0.88</text:p>
              </table:table-cell>
              <table:table-cell office:value-type="float" office:value="2.14">
                <text:p>2.14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61">
                <text:p>1.61</text:p>
              </table:table-cell>
              <table:table-cell office:value-type="float" office:value="1.06">
                <text:p>1.06</text:p>
              </table:table-cell>
              <table:table-cell office:value-type="float" office:value="2.07">
                <text:p>2.07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